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Serif-Italic" svg:font-family="LiberationSerif-Ital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color="#000000" style:font-name="LiberationSerif-Bold" fo:font-size="18pt" fo:font-weight="bold" style:font-size-asian="18pt" style:font-weight-asian="bold"/>
    </style:style>
    <style:style style:name="P3" style:family="paragraph" style:parent-style-name="Standard">
      <style:paragraph-properties fo:text-align="start" style:justify-single-word="false"/>
      <style:text-properties fo:color="#000000" style:font-name="LiberationSerif-Bold" fo:font-size="14pt" fo:font-weight="bold" style:font-size-asian="14pt" style:font-weight-asian="bold"/>
    </style:style>
    <style:style style:name="P4" style:family="paragraph" style:parent-style-name="Standard">
      <style:paragraph-properties fo:text-align="start" style:justify-single-word="false"/>
      <style:text-properties fo:color="#000000" style:font-name="LiberationSerif-Bold" fo:font-size="24pt" fo:font-weight="bold" style:font-size-asian="24pt" style:font-weight-asian="bold"/>
    </style:style>
    <style:style style:name="P5" style:family="paragraph" style:parent-style-name="Standard">
      <style:paragraph-properties fo:text-align="start" style:justify-single-word="false"/>
      <style:text-properties fo:color="#000000" style:font-name="LiberationSerif" fo:font-size="12pt" fo:font-style="italic" fo:font-weight="bold" officeooo:rsid="0013cd0a" officeooo:paragraph-rsid="0011451c" style:font-size-asian="12pt"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color="#000000" style:font-name="LiberationSerif" fo:font-size="12pt" fo:font-style="italic" fo:font-weight="bold" officeooo:rsid="0017b9bd" officeooo:paragraph-rsid="0019857b" style:font-size-asian="12pt"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color="#000000" style:font-name="LiberationSerif" fo:font-size="12pt" fo:font-style="italic" fo:font-weight="bold" officeooo:rsid="001da0a1" officeooo:paragraph-rsid="001f81f9" style:font-size-asian="12pt"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color="#000000" style:font-name="LiberationSerif" fo:font-size="12pt" fo:font-style="italic" fo:font-weight="bold" officeooo:rsid="001a6ff3" officeooo:paragraph-rsid="001a6ff3" style:font-size-asian="12pt"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color="#000000" style:font-name="LiberationSerif" fo:font-size="12pt" fo:font-style="italic" fo:font-weight="bold" officeooo:rsid="002670ec" officeooo:paragraph-rsid="002a8e43" style:font-size-asian="12pt"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color="#000000" style:font-name="LiberationSerif" fo:font-size="12pt" fo:font-style="italic" fo:font-weight="bold" officeooo:rsid="002a8e43" officeooo:paragraph-rsid="002a8e43" style:font-size-asian="12pt"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color="#000000" style:font-name="LiberationSerif" fo:font-size="12pt" fo:font-style="italic" fo:font-weight="bold" officeooo:rsid="002eb79e" officeooo:paragraph-rsid="002a8e43" style:font-size-asian="12pt"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color="#000000" style:font-name="LiberationSerif" fo:font-size="12pt" fo:font-style="italic" fo:font-weight="bold" officeooo:rsid="002fbd05" officeooo:paragraph-rsid="002fbd05" style:font-size-asian="12pt"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color="#000000" style:font-name="LiberationSerif" fo:font-size="12pt" style:font-size-asian="12pt"/>
    </style:style>
    <style:style style:name="P14" style:family="paragraph" style:parent-style-name="Standard">
      <style:paragraph-properties fo:text-align="start" style:justify-single-word="false"/>
      <style:text-properties fo:color="#000000" style:font-name="LiberationSerif" fo:font-size="12pt" officeooo:rsid="0035afea" officeooo:paragraph-rsid="0035afea" style:font-size-asian="12pt"/>
    </style:style>
    <style:style style:name="P15" style:family="paragraph" style:parent-style-name="Standard">
      <style:paragraph-properties fo:text-align="start" style:justify-single-word="false"/>
      <style:text-properties fo:color="#000000" style:font-name="LiberationSerif" fo:font-size="12pt" fo:font-weight="bold" officeooo:rsid="0015813c" officeooo:paragraph-rsid="0039ada2" style:font-size-asian="12pt" style:font-weight-asian="bold" style:font-weight-complex="bold"/>
    </style:style>
    <style:style style:name="P16" style:family="paragraph" style:parent-style-name="Standard">
      <style:paragraph-properties fo:text-align="start" style:justify-single-word="false"/>
      <style:text-properties fo:color="#000000" style:font-name="LiberationSerif" fo:font-size="11pt" style:font-size-asian="11pt" style:font-size-complex="11pt"/>
    </style:style>
    <style:style style:name="P17" style:family="paragraph" style:parent-style-name="Standard">
      <style:paragraph-properties fo:text-align="start" style:justify-single-word="false"/>
      <style:text-properties fo:color="#000000" style:font-name="LiberationSerif" fo:font-size="11pt" fo:font-style="italic" fo:font-weight="bold" officeooo:rsid="0039ada2" officeooo:paragraph-rsid="0039ada2" style:font-size-asian="11pt" style:font-style-asian="italic" style:font-weight-asian="bold" style:font-size-complex="11pt" style:font-style-complex="italic" style:font-weight-complex="bold"/>
    </style:style>
    <style:style style:name="P18" style:family="paragraph" style:parent-style-name="Standard">
      <style:paragraph-properties fo:text-align="start" style:justify-single-word="false"/>
      <style:text-properties fo:color="#000000" style:font-name="LiberationSerif-Italic" fo:font-size="12pt" fo:font-style="italic" style:font-size-asian="12pt" style:font-style-asian="italic"/>
    </style:style>
    <style:style style:name="P19" style:family="paragraph" style:parent-style-name="Standard">
      <style:paragraph-properties fo:text-align="start" style:justify-single-word="false"/>
      <style:text-properties fo:color="#000000" style:font-name="LiberationSerif-Italic" fo:font-size="12pt" fo:font-style="italic" fo:font-weight="bold" officeooo:paragraph-rsid="002bf982" style:font-size-asian="12pt" style:font-style-asian="italic" style:font-weight-asian="bold" style:font-weight-complex="bold"/>
    </style:style>
    <style:style style:name="P20" style:family="paragraph" style:parent-style-name="Standard">
      <style:paragraph-properties fo:text-align="start" style:justify-single-word="false"/>
      <style:text-properties fo:color="#000000" style:font-name="LiberationSerif-Italic" fo:font-size="12pt" fo:font-style="italic" fo:font-weight="bold" officeooo:rsid="0036f24e" officeooo:paragraph-rsid="0036f24e" style:font-size-asian="12pt" style:font-style-asian="italic" style:font-weight-asian="bold" style:font-weight-complex="bold"/>
    </style:style>
    <style:style style:name="P21" style:family="paragraph" style:parent-style-name="Standard">
      <style:paragraph-properties fo:text-align="start" style:justify-single-word="false"/>
      <style:text-properties fo:font-weight="bold" officeooo:paragraph-rsid="002a8e43" style:font-weight-asian="bold"/>
    </style:style>
    <style:style style:name="P22" style:family="paragraph" style:parent-style-name="Standard">
      <style:paragraph-properties fo:text-align="start" style:justify-single-word="false"/>
      <style:text-properties fo:font-weight="bold" officeooo:rsid="002a8e43" officeooo:paragraph-rsid="002a8e43" style:font-weight-asian="bold"/>
    </style:style>
    <style:style style:name="P23" style:family="paragraph" style:parent-style-name="Standard">
      <style:paragraph-properties fo:text-align="start" style:justify-single-word="false"/>
      <style:text-properties fo:color="#0000ef" style:font-name="LiberationSerif" fo:font-size="11pt" fo:font-style="italic" fo:font-weight="bold" officeooo:rsid="0015813c" officeooo:paragraph-rsid="0036f24e" style:font-size-asian="11pt"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color="#72bf44" style:font-name="LiberationSerif" fo:font-size="12pt" style:font-size-asian="12pt"/>
    </style:style>
    <style:style style:name="P25" style:family="paragraph" style:parent-style-name="Standard">
      <style:paragraph-properties fo:text-align="start" style:justify-single-word="false"/>
      <style:text-properties fo:color="#72bf44" style:font-name="LiberationSerif" fo:font-size="12pt" fo:font-weight="bold" officeooo:paragraph-rsid="00300e8f" style:font-size-asian="12pt" style:font-weight-asian="bold"/>
    </style:style>
    <style:style style:name="P26" style:family="paragraph" style:parent-style-name="Standard">
      <style:paragraph-properties fo:text-align="start" style:justify-single-word="false"/>
      <style:text-properties fo:color="#72bf44" style:font-name="LiberationSerif" fo:font-size="12pt" fo:font-weight="bold" officeooo:rsid="002f3b2d" officeooo:paragraph-rsid="002f3b2d" style:font-size-asian="12pt" style:font-weight-asian="bold" style:font-weight-complex="bold"/>
    </style:style>
    <style:style style:name="P27" style:family="paragraph" style:parent-style-name="Standard">
      <style:paragraph-properties fo:text-align="start" style:justify-single-word="false"/>
      <style:text-properties fo:color="#72bf44" style:font-name="LiberationSerif" fo:font-size="12pt" fo:font-style="italic" fo:font-weight="bold" officeooo:rsid="001da0a1" officeooo:paragraph-rsid="001f81f9" style:font-size-asian="12pt"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fo:color="#72bf44" style:font-name="LiberationSerif" fo:font-size="12pt" fo:font-style="italic" fo:font-weight="bold" officeooo:rsid="001f81f9" officeooo:paragraph-rsid="001f81f9" style:font-size-asian="12pt"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color="#72bf44" style:font-name="LiberationSerif" fo:font-size="12pt" fo:font-style="italic" fo:font-weight="bold" officeooo:rsid="002075a8" officeooo:paragraph-rsid="002075a8" style:font-size-asian="12pt"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color="#72bf44" style:font-name="LiberationSerif" fo:font-size="12pt" fo:font-style="italic" fo:font-weight="bold" officeooo:rsid="0021a045" officeooo:paragraph-rsid="0021a045" style:font-size-asian="12pt"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color="#72bf44" style:font-name="LiberationSerif" fo:font-size="12pt" fo:font-style="italic" fo:font-weight="bold" officeooo:rsid="002fbd05" officeooo:paragraph-rsid="00323f74" style:font-size-asian="12pt"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color="#72bf44" fo:font-style="italic" fo:font-weight="bold" officeooo:rsid="001a4633" officeooo:paragraph-rsid="001a6ff3"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color="#72bf44" style:font-name="LiberationSerif-Italic" fo:font-size="12pt" fo:font-style="italic" fo:font-weight="bold" officeooo:rsid="001516dd" officeooo:paragraph-rsid="002bf982" style:font-size-asian="12pt" style:font-style-asian="italic" style:font-weight-asian="bold" style:font-weight-complex="bold"/>
    </style:style>
    <style:style style:name="P34" style:family="paragraph" style:parent-style-name="Standard">
      <style:paragraph-properties fo:text-align="start" style:justify-single-word="false"/>
      <style:text-properties fo:color="#72bf44" fo:font-weight="bold" officeooo:rsid="002f3b2d" officeooo:paragraph-rsid="002f3b2d" style:font-weight-asian="bold"/>
    </style:style>
    <style:style style:name="P35" style:family="paragraph" style:parent-style-name="Standard">
      <style:paragraph-properties fo:text-align="start" style:justify-single-word="false"/>
      <style:text-properties fo:color="#72bf44" style:font-name="LiberationSerif-Bold" fo:font-size="18pt" fo:font-weight="bold" style:font-size-asian="18pt" style:font-weight-asian="bold"/>
    </style:style>
    <style:style style:name="P36" style:family="paragraph" style:parent-style-name="Standard">
      <style:paragraph-properties fo:text-align="start" style:justify-single-word="false"/>
      <style:text-properties fo:font-style="italic" fo:font-weight="bold" officeooo:rsid="0011451c" officeooo:paragraph-rsid="00444f66" style:font-style-asian="italic" style:font-weight-asian="bold" style:font-style-complex="italic" style:font-weight-complex="bold"/>
    </style:style>
    <style:style style:name="P37" style:family="paragraph" style:parent-style-name="Standard">
      <style:paragraph-properties fo:text-align="start" style:justify-single-word="false" fo:break-before="page"/>
      <style:text-properties fo:color="#000000" style:font-name="LiberationSerif-Bold" fo:font-size="18pt" fo:font-weight="bold" style:font-size-asian="18pt" style:font-weight-asian="bold"/>
    </style:style>
    <style:style style:name="P38" style:family="paragraph" style:parent-style-name="Standard">
      <style:paragraph-properties fo:text-align="start" style:justify-single-word="false"/>
      <style:text-properties fo:color="#72bf44" style:font-name="LiberationSerif" fo:font-size="12pt" fo:font-style="italic" fo:font-weight="bold" officeooo:rsid="001a6ff3" officeooo:paragraph-rsid="001a6ff3" style:font-size-asian="12pt"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color="#72bf44" style:font-name="LiberationSerif" fo:font-size="12pt" fo:font-style="italic" fo:font-weight="bold" officeooo:rsid="002bf982" officeooo:paragraph-rsid="003025ba" style:font-size-asian="12pt"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color="#72bf44" style:font-name="LiberationSerif" fo:font-size="12pt" fo:font-style="italic" fo:font-weight="bold" officeooo:rsid="0015813c" officeooo:paragraph-rsid="0036f24e" style:font-size-asian="12pt"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fo:color="#72bf44" style:font-name="LiberationSerif" fo:font-size="12pt" fo:font-style="italic" fo:font-weight="bold" officeooo:rsid="0015813c" officeooo:paragraph-rsid="0015813c" style:font-size-asian="12pt" style:font-style-asian="italic" style:font-weight-asian="bold" style:font-style-complex="italic" style:font-weight-complex="bold"/>
    </style:style>
    <style:style style:name="P42" style:family="paragraph" style:parent-style-name="Standard">
      <style:paragraph-properties fo:text-align="start" style:justify-single-word="false"/>
      <style:text-properties fo:color="#72bf44" style:font-name="LiberationSerif" fo:font-size="12pt" style:font-size-asian="12pt"/>
    </style:style>
    <style:style style:name="P43" style:family="paragraph" style:parent-style-name="Standard">
      <style:paragraph-properties fo:text-align="start" style:justify-single-word="false"/>
      <style:text-properties fo:color="#72bf44" style:font-name="LiberationSerif" fo:font-size="12pt" officeooo:rsid="0036f24e" officeooo:paragraph-rsid="0036f24e" style:font-size-asian="12pt"/>
    </style:style>
    <style:style style:name="P44" style:family="paragraph" style:parent-style-name="Standard">
      <style:paragraph-properties fo:text-align="start" style:justify-single-word="false"/>
      <style:text-properties fo:color="#21409a" style:font-name="LiberationSerif" fo:font-size="12pt" fo:font-style="italic" fo:font-weight="bold" officeooo:rsid="00323f74" officeooo:paragraph-rsid="00323f74" style:font-size-asian="12pt" style:font-style-asian="italic" style:font-weight-asian="bold" style:font-style-complex="italic" style:font-weight-complex="bold"/>
    </style:style>
    <style:style style:name="T1" style:family="text">
      <style:text-properties fo:color="#000000" style:font-name="LiberationSerif" fo:font-size="12pt" style:font-size-asian="12pt"/>
    </style:style>
    <style:style style:name="T2" style:family="text">
      <style:text-properties fo:color="#000000" style:font-name="LiberationSerif" fo:font-size="12pt" officeooo:rsid="0011451c" style:font-size-asian="12pt"/>
    </style:style>
    <style:style style:name="T3" style:family="text">
      <style:text-properties fo:color="#000000" style:font-name="LiberationSerif" fo:font-size="12pt" officeooo:rsid="00126518" style:font-size-asian="12pt"/>
    </style:style>
    <style:style style:name="T4" style:family="text">
      <style:text-properties fo:color="#000000" style:font-name="LiberationSerif" fo:font-size="12pt" fo:font-style="italic" officeooo:rsid="002670ec" style:font-size-asian="12pt" style:font-style-asian="italic" style:font-style-complex="italic" style:font-weight-complex="bold"/>
    </style:style>
    <style:style style:name="T5" style:family="text">
      <style:text-properties fo:color="#000000" style:font-name="LiberationSerif-Italic" fo:font-size="12pt" fo:font-style="italic" style:font-size-asian="12pt" style:font-style-asian="italic"/>
    </style:style>
    <style:style style:name="T6" style:family="text">
      <style:text-properties fo:color="#000000" fo:font-size="12pt" officeooo:rsid="00341573" style:font-size-asian="12pt"/>
    </style:style>
    <style:style style:name="T7" style:family="text">
      <style:text-properties officeooo:rsid="0017b9bd"/>
    </style:style>
    <style:style style:name="T8" style:family="text">
      <style:text-properties officeooo:rsid="001f81f9"/>
    </style:style>
    <style:style style:name="T9" style:family="text">
      <style:text-properties officeooo:rsid="002075a8"/>
    </style:style>
    <style:style style:name="T10" style:family="text">
      <style:text-properties officeooo:rsid="0021a045"/>
    </style:style>
    <style:style style:name="T11" style:family="text">
      <style:text-properties officeooo:rsid="002f3b2d"/>
    </style:style>
    <style:style style:name="T12" style:family="text">
      <style:text-properties officeooo:rsid="002fbd05"/>
    </style:style>
    <style:style style:name="T13" style:family="text">
      <style:text-properties fo:font-style="italic" officeooo:rsid="00300e8f" style:font-style-asian="italic" style:font-style-complex="italic" style:font-weight-complex="bold"/>
    </style:style>
    <style:style style:name="T14" style:family="text">
      <style:text-properties fo:font-style="italic" officeooo:rsid="003025ba" style:font-style-asian="italic" style:font-style-complex="italic"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36f24e" style:font-style-asian="italic" style:font-weight-asian="bold" style:font-style-complex="italic" style:font-weight-complex="bold"/>
    </style:style>
    <style:style style:name="T17" style:family="text">
      <style:text-properties fo:font-style="italic" fo:font-weight="bold" officeooo:rsid="0039ada2" style:font-style-asian="italic" style:font-weight-asian="bold" style:font-style-complex="italic" style:font-weight-complex="bold"/>
    </style:style>
    <style:style style:name="T18" style:family="text">
      <style:text-properties officeooo:rsid="0031b059"/>
    </style:style>
    <style:style style:name="T19" style:family="text">
      <style:text-properties officeooo:rsid="00323f74"/>
    </style:style>
    <style:style style:name="T20" style:family="text">
      <style:text-properties officeooo:rsid="00387b73"/>
    </style:style>
    <style:style style:name="T21" style:family="text">
      <style:text-properties fo:color="#ce181e"/>
    </style:style>
    <style:style style:name="T22" style:family="text">
      <style:text-properties fo:color="#ce181e" style:font-name="LiberationSerif" fo:font-size="12pt" fo:font-style="italic" style:font-size-asian="12pt" style:font-style-asian="italic" style:font-style-complex="italic" style:font-weight-complex="bold"/>
    </style:style>
    <style:style style:name="T23" style:family="text">
      <style:text-properties fo:color="#72bf44"/>
    </style:style>
    <style:style style:name="T24" style:family="text">
      <style:text-properties fo:color="#72bf44" officeooo:rsid="0025148f"/>
    </style:style>
    <style:style style:name="T25" style:family="text">
      <style:text-properties fo:color="#72bf44" style:font-name="LiberationSerif" fo:font-size="12pt" style:font-size-asian="12pt"/>
    </style:style>
    <style:style style:name="T26" style:family="text">
      <style:text-properties fo:color="#72bf44" style:font-name="LiberationSerif" fo:font-size="12pt" officeooo:rsid="00126518" style:font-size-asian="12pt"/>
    </style:style>
    <style:style style:name="T27" style:family="text">
      <style:text-properties fo:color="#72bf44" style:font-name="LiberationSerif" fo:font-size="12pt" officeooo:rsid="0025148f" style:font-size-asian="12pt"/>
    </style:style>
    <style:style style:name="T28" style:family="text">
      <style:text-properties fo:color="#72bf44" style:font-name="LiberationSerif" fo:font-size="12pt" officeooo:rsid="0012fab7" style:font-size-asian="12pt"/>
    </style:style>
    <style:style style:name="T29" style:family="text">
      <style:text-properties fo:color="#72bf44" style:font-name="LiberationSerif" fo:font-size="12pt" officeooo:rsid="0019857b" style:font-size-asian="12pt"/>
    </style:style>
    <style:style style:name="T30" style:family="text">
      <style:text-properties fo:color="#72bf44" style:font-name="LiberationSerif" fo:font-size="12pt" officeooo:rsid="0013cd0a" style:font-size-asian="12pt"/>
    </style:style>
    <style:style style:name="T31" style:family="text">
      <style:text-properties fo:color="#72bf44" style:font-name="LiberationSerif" fo:font-size="12pt" fo:font-style="italic" style:font-size-asian="12pt" style:font-style-asian="italic" style:font-style-complex="italic" style:font-weight-complex="bold"/>
    </style:style>
    <style:style style:name="T32" style:family="text">
      <style:text-properties fo:color="#72bf44" style:font-name="LiberationSerif" fo:font-size="12pt" fo:font-style="italic" officeooo:rsid="0015c38b" style:font-size-asian="12pt" style:font-style-asian="italic" style:font-style-complex="italic" style:font-weight-complex="bold"/>
    </style:style>
    <style:style style:name="T33" style:family="text">
      <style:text-properties fo:color="#72bf44" style:font-name="LiberationSerif" fo:font-size="12pt" fo:font-style="italic" officeooo:rsid="001beeac" style:font-size-asian="12pt" style:font-style-asian="italic" style:font-style-complex="italic" style:font-weight-complex="bold"/>
    </style:style>
    <style:style style:name="T34" style:family="text">
      <style:text-properties fo:color="#72bf44" style:font-name="LiberationSerif" fo:font-size="12pt" fo:font-style="italic" officeooo:rsid="002670ec" style:font-size-asian="12pt" style:font-style-asian="italic" style:font-style-complex="italic" style:font-weight-complex="bold"/>
    </style:style>
    <style:style style:name="T35" style:family="text">
      <style:text-properties fo:color="#72bf44" style:font-name="LiberationSerif" fo:font-size="12pt" fo:font-style="italic" officeooo:rsid="002a8e43" style:font-size-asian="12pt" style:font-style-asian="italic" style:font-style-complex="italic" style:font-weight-complex="bold"/>
    </style:style>
    <style:style style:name="T36" style:family="text">
      <style:text-properties fo:color="#72bf44" style:font-name="LiberationSerif" fo:font-size="12pt" fo:font-style="italic" officeooo:rsid="002a0c95" style:font-size-asian="12pt" style:font-style-asian="italic" style:font-style-complex="italic" style:font-weight-complex="bold"/>
    </style:style>
    <style:style style:name="T37" style:family="text">
      <style:text-properties fo:color="#72bf44" style:font-name="LiberationSerif" fo:font-size="12pt" fo:font-style="italic" officeooo:rsid="0028163f" style:font-size-asian="12pt" style:font-style-asian="italic" style:font-style-complex="italic" style:font-weight-complex="bold"/>
    </style:style>
    <style:style style:name="T38" style:family="text">
      <style:text-properties fo:color="#72bf44" style:font-name="LiberationSerif" fo:font-size="12pt" fo:font-style="italic" officeooo:rsid="002eb79e" style:font-size-asian="12pt" style:font-style-asian="italic" style:font-style-complex="italic" style:font-weight-complex="bold"/>
    </style:style>
    <style:style style:name="T39" style:family="text">
      <style:text-properties fo:color="#72bf44" style:font-name="LiberationSerif" fo:font-size="12pt" fo:font-style="italic" officeooo:rsid="0031b059" style:font-size-asian="12pt" style:font-style-asian="italic" style:font-style-complex="italic" style:font-weight-complex="bold"/>
    </style:style>
    <style:style style:name="T40" style:family="text">
      <style:text-properties fo:color="#72bf44" fo:font-size="12pt" officeooo:rsid="00341573" style:font-size-asian="12pt"/>
    </style:style>
    <style:style style:name="T41" style:family="text">
      <style:text-properties fo:color="#72bf44" fo:font-size="12pt" officeooo:rsid="0036f24e" style:font-size-asian="12pt"/>
    </style:style>
    <style:style style:name="T42" style:family="text">
      <style:text-properties fo:color="#72bf44" fo:font-size="12pt" officeooo:rsid="00323f74" style:font-size-asian="12pt"/>
    </style:style>
    <style:style style:name="T43" style:family="text">
      <style:text-properties fo:color="#72bf44" officeooo:rsid="0019857b"/>
    </style:style>
    <style:style style:name="T44" style:family="text">
      <style:text-properties fo:color="#72bf44" fo:font-style="italic" fo:font-weight="bold" style:font-style-asian="italic" style:font-weight-asian="bold" style:font-style-complex="italic" style:font-weight-complex="bold"/>
    </style:style>
    <style:style style:name="T45" style:family="text">
      <style:text-properties fo:color="#72bf44" fo:font-style="italic" fo:font-weight="bold" officeooo:rsid="0036f24e" style:font-style-asian="italic" style:font-weight-asian="bold" style:font-style-complex="italic" style:font-weight-complex="bold"/>
    </style:style>
    <style:style style:name="T46" style:family="text">
      <style:text-properties fo:color="#72bf44" officeooo:rsid="00387b73"/>
    </style:style>
    <style:style style:name="T47" style:family="text">
      <style:text-properties style:font-name="LiberationSerif" fo:font-size="12pt" style:font-size-asian="12pt"/>
    </style:style>
    <style:style style:name="T48" style:family="text">
      <style:text-properties style:font-name="LiberationSerif" fo:font-size="12pt" officeooo:rsid="0019857b" style:font-size-asian="12pt"/>
    </style:style>
    <style:style style:name="T49" style:family="text">
      <style:text-properties style:font-name="LiberationSerif" fo:font-size="12pt" officeooo:rsid="001a6ff3" style:font-size-asian="12pt"/>
    </style:style>
    <style:style style:name="T50" style:family="text">
      <style:text-properties style:font-name="LiberationSerif" fo:font-size="12pt" officeooo:rsid="0031b059" style:font-size-asian="12pt"/>
    </style:style>
    <style:style style:name="T51" style:family="text">
      <style:text-properties style:font-name="LiberationSerif" fo:font-size="12pt" fo:font-style="italic" style:font-size-asian="12pt" style:font-style-asian="italic" style:font-style-complex="italic" style:font-weight-complex="bold"/>
    </style:style>
    <style:style style:name="T52" style:family="text">
      <style:text-properties style:font-name="LiberationSerif" fo:font-size="12pt" fo:font-style="italic" officeooo:rsid="002eb79e" style:font-size-asian="12pt" style:font-style-asian="italic" style:font-style-complex="italic" style:font-weight-complex="bold"/>
    </style:style>
    <style:style style:name="T53" style:family="text">
      <style:text-properties style:font-name="LiberationSerif" fo:font-size="12pt" fo:font-style="italic" officeooo:rsid="0031b059" style:font-size-asian="12pt" style:font-style-asian="italic" style:font-style-complex="italic" style:font-weight-complex="bold"/>
    </style:style>
    <style:style style:name="T54" style:family="text">
      <style:text-properties fo:color="#ed1c24" officeooo:rsid="00387b73"/>
    </style:style>
    <style:style style:name="T55" style:family="text">
      <style:text-properties officeooo:rsid="002f3b2d" fo:background-color="transparent" loext:char-shading-value="0"/>
    </style:style>
    <style:style style:name="T56" style:family="text">
      <style:text-properties fo:color="#fff200" officeooo:rsid="002f3b2d"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 obhajobu myšlenek pozemských</text:p>
      <text:p text:style-name="P2">Část 1. - Komise</text:p>
      <text:p text:style-name="P41">Rád bych poukázal na to, že jako vedoucí tvé bakalářské práce jsem provedl její důkladnou revizi a přidal své poznámky a komentáře, které práci opravují, či doplňují. Komentář je vždy psán tučně a kurzívou a vztahuje se k odstavci, nebo odstavcům co jsou nad ním až po předchozí komentář, tento komentář se vztahuje jako jediný k celé práci. <text:span text:style-name="T7">Komentář může sestávat z více odstavců.</text:span></text:p>
      <text:p text:style-name="P13"/>
      <text:p text:style-name="P13">Máme možnost vyslat JEDNOHO ČLOVĚKA na sektání, které se možná nebude opakovat už nikdy, možná</text:p>
      <text:p text:style-name="P1"><text:span text:style-name="T1">ne dalších sto let, nikdo neví. Je dost dobře možný, že když vybereme někoho špatnýho, bude </text:span><text:span text:style-name="T5">to </text:span><text:span text:style-name="T1">důvod, proč</text:span></text:p>
      <text:p text:style-name="P13">se to nebude opakovat. Nevíme. Co můžeme udělat, že poslat někoho, kdo co nejlíp zvládne úkol, ale z koho</text:p>
      <text:p text:style-name="P1"><text:span text:style-name="T1">ti, se kterými se setkáváme, nebudou mít nesprávný vjem o nás vš</text:span><text:span text:style-name="T2">e</text:span><text:span text:style-name="T1">ch. Je to jeden člověk, který má</text:span></text:p>
      <text:p text:style-name="P13">reprezentovat úplně všechny lidi světa. Ne nejchytřejší, ne nejnadanější. Musíme vybrat co nejchytřejší lidi,</text:p>
      <text:p text:style-name="P13">kterým věříme, že oni sami vyberou toho nejrepresentativnějšího člověka, který bude zároveň schopný nejvíc</text:p>
      <text:p text:style-name="P13">nejlépe komunikovat a nejlépe uchovat informace a tak dále a tak dále. To se dělá v jednom kuse i ve</text:p>
      <text:p text:style-name="P13">skutečnosti, akorát se nepotkáváme s mimozemšťanama.</text:p>
      <text:p text:style-name="P13"/>
      <text:p text:style-name="P13">Nevyberu přece někoho, kdo má nejlepší matematický znalosti, ale někoho, kdo má nejlepší znalosti pokud</text:p>
      <text:p text:style-name="P1"><text:span text:style-name="T1">možno ze všech oborů, a kdo nejlíp representuje to, co ta </text:span><text:span text:style-name="T5">skupina velmi chytrých lidí </text:span><text:span text:style-name="T1">považuje za</text:span></text:p>
      <text:p text:style-name="P13">nejdůležitější. A to se mnou jen tak neuhádáš, oni toho o lidech ví víc, než ty. Jsou starší, zkušenější,</text:p>
      <text:p text:style-name="P13">pravděpodobně byly vybraný někym, kdo chápe z jakejch oborů má ty lidi brát a tak.</text:p>
      <text:p text:style-name="P13"/>
      <text:p text:style-name="P6"><text:span text:style-name="T23">Netvrdím že argument, který Ellie měla je dobrý. (předpokládám že narážíš na to, že říkala, že vyslaná osoba by se s </text:span><text:span text:style-name="T24">mimozemšťany </text:span><text:span text:style-name="T23">měla dorozumět a proto by měla mluvit co nejobecnějším jazykem – tedy jazykem vědy (matematiky)) Nicméně připadá mi to jako jedna z mála chvil kdy se v tom filmu zabývají praktickými </text:span><text:span text:style-name="T43">problémy se kterými se bude muset vyslaný kosmonaut potýkat.</text:span></text:p>
      <text:p text:style-name="P13"/>
      <text:p text:style-name="P24">Vybrat člověka, který si myslí, že všichni věřící jsou přitažený za vlasy, skutečně neni reprezentativní.</text:p>
      <text:p text:style-name="P13">A tvuj agument, že ta porota jí na konci nevyslíchá, nedává smysl: Jsem malíř. Chci namalovat něco těma</text:p>
      <text:p text:style-name="P13">nejsytějšíma barvama na světě. Pozvu si vědce, aby mi namíchali nějaký divný směsy. Oni to udělaj. Myslíš,</text:p>
      <text:p text:style-name="P13">že je pak nechám dívat se, jak s nima pracuju, a pak ohodnotit moje dílo? Ne. Jejich práce byla udělat mi</text:p>
      <text:p text:style-name="P13">barvy. Co s tima udělám já a jak se na to budou dívat překupníci, do toho mi nemaj co kecat. Ale ty pro</text:p>
      <text:p text:style-name="P13">jistotu i chceš, aby je ta porota trénovala. Budou tihle vědci trénovat mě? Ta porota měla vybrat někoho, kdo</text:p>
      <text:p text:style-name="P13">by byl nejvhodnější pro A) komunikaci s mimozemšťanama, a B) reprezentaci lidstva. Musí vybrat někoho,</text:p>
      <text:p text:style-name="P13">kdo nejvíc splňuje obě podmínky. Sem tam nějakej kompromis, jinak to nejde.</text:p>
      <text:p text:style-name="P13"/>
      <text:p text:style-name="P36"><text:span text:style-name="T25">S tréninkem podle mě reaguješ na můj příklad. Říkal jsem že pokud necháš jednoho člověka vybírat třeba hasiče a on je bude vybírat podle barvy očí, tak se </text:span><text:span text:style-name="T26">pak ten, který s nimi má za úkol pracovat (například je trénovat) bude asi docela divit co mu to ten druhý posílá za lidi. Dost možná si </text:span><text:span text:style-name="T27">ani </text:span><text:span text:style-name="T26">nevšimne že všichni mají červené oči, takže mu ten výběr bude připadat divný. Já ale nenarážím ani na to, že vybírat hasiče podle barvy očí je nesmysl, tudíž že by ta komise vybírala toho člověka špatně.</text:span><text:span text:style-name="T3"> </text:span><text:span text:style-name="T26">Na co narážím je špatná organizace – respektive komunikace mezi těmi skupinami respektive v m</text:span><text:span text:style-name="T28">é</text:span><text:span text:style-name="T26">m příkladu špatná komunikace mezi těma dvěma lidma, jeden neví o tom jak pracuje a co by chtěl ten druhý </text:span><text:span text:style-name="T29">a naopak</text:span><text:span text:style-name="T26">. </text:span><text:span text:style-name="T28">Tady si ale ani netroufám tvrdit, že komunikace mezi tou komisí co ji vybrala a </text:span><text:span text:style-name="T30">tou komisí co ji pak vyslíchá je špatná.</text:span></text:p>
      <text:p text:style-name="P5"/>
      <text:p text:style-name="P32"><text:span text:style-name="T48">M</text:span><text:span text:style-name="T47">ám jiný problém:</text:span><text:span text:style-name="T48"> </text:span><text:span text:style-name="T47">p</text:span><text:span text:style-name="T48">ochopil jsem od tebe, že jde o to, že ona napřed říká, že nebude věřit něčemu co není podložené </text:span><text:span text:style-name="T47">a </text:span><text:span text:style-name="T48">na konci to sama dělá. </text:span><text:span text:style-name="T47">Jenže když jsem film sledoval zaujala mne více reakce na její nový postoj – to že se změní postoj toho ,kdo jí dělá opozici (ty dvě komise). Mne to potom připadalo, jakoby ten film šel proti sobě – napřed mi ukazuje že většina lidí je věřících a následně mi ukazuje </text:span><text:span text:style-name="T49">jednoho věřícího člověka jak naprosto neúspěšně za to v co věří bojuje. </text:span><text:span text:style-name="T50">Jakoby se ten film neuměl rozhodnout.</text:span></text:p>
      <text:p text:style-name="P8"/>
      <text:p text:style-name="P38">Uznávám že se jedná hlavně o mé nepochopení toho, co se těmito dvěma scénami snažil film říct. V tu chvíli jsem tedy začal vyvozovat jiné závěry a tedy soustředil svou pozornost na něco jiného. Kdyby byl problém tam kde jsem si myslel, tak bych své argumenty pořád do jisté míry hájil. Takto mi zbývá jen napadnout ten film za to že jsem ho v tomto ohledu pochopil jinak a zamyslet se jestli měl/mohl být udělaný jinak. </text:p>
      <text:p text:style-name="P24"/>
      <text:p text:style-name="P13"><text:soft-page-break/>Snažej se zároveň vybrat někoho, kdo by byl schopnej mluvit co nejlíp za všechny lidi. Neni žádná záruka,</text:p>
      <text:p text:style-name="P13">že to bude Číňan. Proč by to měl bejt Číňan? Ano, je jich nejvíc. A myslíš, že kdyby si Čína měla vybrat</text:p>
      <text:p text:style-name="P13">jednoho svýho zástupce, že by se neobjevilo spoustu různejch menších (ale pořád masivních, v porovnání</text:p>
      <text:p text:style-name="P13">třeba s ČR) skupin, který by tvrdili, že jejich kultura je nejdůležitější. Pak budeš vybírat nejpočetnější</text:p>
      <text:p text:style-name="P13">skupinu, z ní tu nejpočetnější skupinu, z ní obyvatele nejpočetnějšího města týhle podskupiny, z ní tu největší</text:p>
      <text:p text:style-name="P13">rodinu a z ní člověka s nejtěžším mozkem, protože ten technicky představuje největší část kolektivní mysli</text:p>
      <text:p text:style-name="P1"><text:span text:style-name="T1">týhle rodiny. Sem tam nějakej kompromis, takže to bude největší člověk </text:span><text:span text:style-name="T5">druhé </text:span><text:span text:style-name="T1">největší rodiny týhle</text:span></text:p>
      <text:p text:style-name="P13">podskupiny. Takhle se to vybírat nedá. Chceš vybrat někoho, kdo dokáže reprezentovat i ty lidi, ke kterejm</text:p>
      <text:p text:style-name="P13">nepatří.</text:p>
      <text:p text:style-name="P13"/>
      <text:p text:style-name="P13">Dokud se ten chlap nezeptal, nikoho nenapadlo se ptát. Ale když to řekl, tak všichni uznali, že poslat někoho,</text:p>
      <text:p text:style-name="P1"><text:span text:style-name="T1">kdo by přes 90% lidí reprezentoval stylem </text:span><text:span text:style-name="T5">Někdo z nás věří v tuhle neexistující věc, říkáme jí bůh, a děláme</text:span></text:p>
      <text:p text:style-name="P1"><text:span text:style-name="T5">to proto, že se cítíme sami, </text:span><text:span text:style-name="T1">neni úplně vhodný. A ty mi prosím skutečně neřikej, že tohle nechápeš. Jde jim o</text:span></text:p>
      <text:p text:style-name="P13">reprezentování co nejkolektivnější mysli, a člověk, kterej považuje tak ohromnou skupinu lidí za někoho,</text:p>
      <text:p text:style-name="P13">kdo žije v iluzi, není reprezentativní.</text:p>
      <text:p text:style-name="P13"/>
      <text:p text:style-name="P13">A možná tam neposlali někoho, kdo nelíp reprezentuje, jak lidi vypadají, protože si lidi uvědomili, že TO</text:p>
      <text:p text:style-name="P13">NENÍ TO HLAVNÍ! Tos tam taky napsal: že není rozdíl mezi duchovní a myšlenkovou reprezentací a</text:p>
      <text:p text:style-name="P13">reprezentací vzhledu. Jde o ukázku lidstva jako myslící společnosti, ne jako společnosti, která vypadá z jedné</text:p>
      <text:p text:style-name="P13">sedminy přibližně takhle. Proč nemůžeš reprezentovat lidskou společnost zástupcem nejpočetnější</text:p>
      <text:p text:style-name="P13">společnosti jsem už probral a pro boha tě prosim, uznej to. Ty navrhuješ zástupce nejpočetnější skupiny,</text:p>
      <text:p text:style-name="P13">kterou jsi ale určil ty. Oni se tak neurčej, jak jsem se snažil dokázat. A stejně je to jenom uměle vytvořená</text:p>
      <text:p text:style-name="P13">hranice na mapě. Kde jsi vzal, že TO je to kritérium, podle kterýho budeš počítat velikosti skupin?! Naopak,</text:p>
      <text:p text:style-name="P13">chceš-li reprezentovat moderní kulturu, bude to někdo ze západu,<text:span text:style-name="T21"> protože Čína žije americkými filmy, ale v</text:span></text:p>
      <text:p text:style-name="P13"><text:span text:style-name="T21">Americe moc čínských nevidíš. </text:span>A to samí se dá říct o ohromný spoustě věcí. To TY trváš na tom, že člověk,</text:p>
      <text:p text:style-name="P13">kterého si označil jako Číňan je zástupce nejpočetnější skupiny a nejrozšířejější a nejreprezentativnější</text:p>
      <text:p text:style-name="P13">kultury.</text:p>
      <text:p text:style-name="P13"/>
      <text:p text:style-name="P21"><text:span text:style-name="T32">A</text:span><text:span text:style-name="T33">no </text:span><text:span text:style-name="T34">chápu. Klid! Mně jsou číňani </text:span><text:span text:style-name="T35">celkem </text:span><text:span text:style-name="T34">ukradení. Touto otázkou jsem tě chtěl přivést k zamyšlení nad tím, podle jakých kritérií je kosmonaut vybrán. </text:span><text:span text:style-name="T36">Podle mě ti o nich řeknou moc málo. </text:span><text:span text:style-name="T34">Více se </text:span><text:span text:style-name="T35">ale </text:span><text:span text:style-name="T34">k tomu, co by podle mne mělo a nemělo ve filmu být a jestli je to problém toho filmu, nebo toho že mám divné požadavky </text:span><text:span text:style-name="T35">já</text:span><text:span text:style-name="T34">, dostanu v části 3., kde mi připadá, že je to relevantnější a lépe to reaguje na téma o kterém tam píšeš. </text:span></text:p>
      <text:p text:style-name="P9"/>
      <text:p text:style-name="P21"><text:span text:style-name="T34">Tady bych se pouze rád vyjádřil právě k těm kritériím podle kterých kosmonauta vyberou. Nevím o nich skoro nic.</text:span><text:span text:style-name="T4"> </text:span><text:span text:style-name="T34">A to byl důvod proč jsem zkusil navrhnout číňana. Oni dokonce v tom filmu zmiňují (ve zprávách, díval jsem se na to), že ten výběr kandidátů je kontroverzní </text:span><text:span text:style-name="T37">mimo jiné tím, že třetina z 10 vybraných kandidátů (mezi námi tipuju že jeden z kandidátů musel mít tři občanství, jinak nevím jak to spočítali) jsou američané, dokonce se následně krátce tomuto problému věnují. </text:span><text:span text:style-name="T36">Takže odtud se bere ten navrhovaný číňan. Já si ho ale nechci jako kandidáta obhajovat. Jen tady můžeš vidět, že mně po shlédnutí toho filmu nepřipadal číňan (</text:span><text:span text:style-name="T35">bral bych i</text:span><text:span text:style-name="T36"> něk</text:span><text:span text:style-name="T35">oh</text:span><text:span text:style-name="T36">o jin</text:span><text:span text:style-name="T35">ého</text:span><text:span text:style-name="T36"> z mongoloidní rasy </text:span><text:span text:style-name="T35">a díval jsem se na ty záběry kde jsou ti kandidáti vidět tak dlouho až jsem si všiml, že tam mezi nimi nějaký číňan, nebo zástupce jim podobného národu je!) jako nemístná volba. Ale ty naopak obhajuješ proč číňana nevybrali. A vem to ještě tak. V asii žije víc než polovina lidí na zemi z čehož je obrovská část mongoloidní rasa – ta by možná dala tu polovinu obyvatelstva světa dohromady, říkáš že podle počtu vybírat nechceš ale náboženství zakládáš hlavně na tom, že ho uznává většina lidí.</text:span></text:p>
      <text:p text:style-name="P10"/>
      <text:p text:style-name="P22"><text:span text:style-name="T31">To by asi stačilo. Teď bych ještě jednou rád řekl že na číňanovi netrvám. Zamysli se ale prosím nad tím, jestli ti ten film opravdu dal dost podnětů k tomu, abys jsi pochopil jaká jsou jejich kritéria podle kterých se výběr řídí a mohl jsi takto ten film bránit.</text:span><text:span text:style-name="T22"> </text:span><text:span text:style-name="T38">Znamenalo by to totiž, že pokud ti nedal dost podkladů a informací, nemáš ten výběr jak bránit a je to irelevantní, nebo je tam informací málo a pak se dostáváme k tomu že právě s tím mám problém. </text:span><text:span text:style-name="T39">Právě ten výběr kosmonautů je </text:span><text:span text:style-name="T38">příklad </text:span><text:span text:style-name="T39">toho</text:span><text:span text:style-name="T38">, kde podle mě informace chybí, proto navrhuju něco jiného a chci zjistit kam to podvede. </text:span><text:span text:style-name="T39">N</text:span><text:span text:style-name="T38">echci </text:span><text:span text:style-name="T39">ale </text:span><text:span text:style-name="T38">na tomto místě řešit jestli je absence </text:span><text:span text:style-name="T39">informací </text:span><text:span text:style-name="T38">relevantní, to bych tě opět odkázal na část 3.</text:span></text:p>
      <text:p text:style-name="P11"/>
      <text:p text:style-name="P34"><text:soft-page-break/><text:span text:style-name="T52">A </text:span><text:span text:style-name="T51">co se kritéria že dotyčný má být věřící týká, chápu ho, rozumím souhlasím. Jen si myslím, že je jako ostatní </text:span><text:span text:style-name="T53">z pohledu toho výběru kosmonautů</text:span><text:span text:style-name="T51"> málo </text:span><text:span text:style-name="T53">dořešené</text:span><text:span text:style-name="T51"> a tu </text:span><text:span text:style-name="T53">dořešenost</text:span><text:span text:style-name="T51"> už jsme probrali </text:span><text:span text:style-name="T53">na</text:span><text:span text:style-name="T51"> číňanovi.</text:span></text:p>
      <text:p text:style-name="P37">Část 2. - O lidské zvídavosti</text:p>
      <text:p text:style-name="P13">Z vesmíru k nám dorazila zpráva od mimozemšťanů. Je v ní návod, jak postavit nějakej stroj, a jak ho</text:p>
      <text:p text:style-name="P13">ovládat. Nevíme, co to je. Jsou tam detailní popisy, jak ho postavit, ale naše matematika nedokáže pojmout,</text:p>
      <text:p text:style-name="P13">co ten stroj má dělat. Je tu otázka: necháme to, protože nevíme, co to je, nebo to postavíme a uvidíme.</text:p>
      <text:p text:style-name="P13">Možná bys hlasoval pro to druhý. Nebyl bys sám, v tom filmu jich takovejch taky pár je. Ale ta vědkyně,</text:p>
      <text:p text:style-name="P13">myslim, že se jmenuje Ellie, by ti vynadala, že se na to díváš úplně stupidně. Kdyby lidstvo nikdy nic</text:p>
      <text:p text:style-name="P13">nezkusilo, protože neví, co se stane, nikam by se nedostalo, řekla by. A taky by řekla: Proč by se civilizace,</text:p>
      <text:p text:style-name="P13">která dokáže postavit nebo aspoň naplánovat něco takovýho, snažila nás zničit. Nebo nám aspoň ublížít.</text:p>
      <text:p text:style-name="P13">Samozřejmě, důvodů si můžeš vymyslet, kolik chceš, ale jsou to dohady založené především na tom, že se</text:p>
      <text:p text:style-name="P13">bojíš a vymýšlíš, proč to nedělat. Ve skutečnosti nemáš důvod věřit, že to tak je.</text:p>
      <text:p text:style-name="P13">Na druhou stranu máš důvod se domnívat, že se chtějí zkontaktovat. My kontaktovali je. Už máme jednu</text:p>
      <text:p text:style-name="P13">civilizaci, která hledá druhou. Ještě jsme nenašli ani jedu, která by se nějakou další snažila zlikvidovat. Teď</text:p>
      <text:p text:style-name="P13">myslim meziplanetární, samozřejmě.</text:p>
      <text:p text:style-name="P13"/>
      <text:p text:style-name="P13">Nic z toho tě nemuselo přesvědčit, ale zase, opravdu si prosim tě rozmysli, než mi řekneš, že si myšlíš, že je</text:p>
      <text:p text:style-name="P13">to nerealistikcý. Že by to lidi fakt nezkusili. Zvlášť, když v tom jejím argumentu je, že lidi zkouší spoustu</text:p>
      <text:p text:style-name="P13">necí, o kterých nic neví, protože doufají, že je to posune dál. Proč by tohle nebyla další. Hodně, hodně</text:p>
      <text:p text:style-name="P1"><text:span text:style-name="T1">hluboce se zamysli nad tim, jestli se opravdu máme pustit do debaty </text:span><text:span text:style-name="T5">dělá lidstvo věci, které pro lidstvo</text:span></text:p>
      <text:p text:style-name="P18">můžou být nebezpečné v naději, že je to někam posune?</text:p>
      <text:p text:style-name="P18"/>
      <text:p text:style-name="P33">Tady došlo k nedorozumění a zbytečnému přesvědčování z tvé strany, protože já věřím, že to měli zkusit. </text:p>
      <text:p text:style-name="P19"/>
      <text:p text:style-name="P13">Zároveň A) není, na co je připravit. Myslíš, že by ti mimozemšťaní nedomysleli, že organismus potřebuje</text:p>
      <text:p text:style-name="P13">nějakou vylučovací soustavu? Nebo dokonce, že by nepostavili něco, do čeho prostě může vlízt to, co viděli</text:p>
      <text:p text:style-name="P13">na těch televizních vlnách, a nevěděli, že tam záchod potřebovat nebudou? Oni jim pořád nevěřej, do toho</text:p>
      <text:p text:style-name="P13">modulu instalujou bezpečnostní pásy, a ona si na to stěžuje, takže mění, co se dá. Ale jak, vysvětli mi, bys je</text:p>
      <text:p text:style-name="P13">chtěl připravit na nedostatke záchodu v naprostu uzavřenym malim prostoru s jednou židlí, která bude asi</text:p>
      <text:p text:style-name="P13">censtovat vesmírem (možná; možná se zastaví uprostřed těch kruhů a bude tam mluvit s někym někde jinde</text:p>
      <text:p text:style-name="P13">rádiem)? To by mě fakt zajímalo.</text:p>
      <text:p text:style-name="P13"/>
      <text:p text:style-name="P13"/>
      <text:p text:style-name="P13"/>
      <text:p text:style-name="P13">A B) souhlasím, neví, co se s nima stane. Takže nějakou přípravu budou potřebovat. Kde si vzal tu</text:p>
      <text:p text:style-name="P13">informaci, že potom, co jí vybrali, nepodstoupila nějaký základní trénink. Nebo že je netrénovali paralelně</text:p>
      <text:p text:style-name="P13">při tom vyslíchání, aby ušetřili čas. Možná byl dokonce fyzický trénink součást hodnocení. Nehrál žádnou</text:p>
      <text:p text:style-name="P13">roli, proto ti ho neukázali, ale mohl tam být. Ty říkáš, že vidíš problémy v přípravě. Ale ten film ti ukazuje</text:p>
      <text:p text:style-name="P13">všechnu relevantní přípravu, kterou by si člověk mohl přát. Ty u toho chceš vidět, jak zároveň vyslíchají</text:p>
      <text:p text:style-name="P13">Číňana, cvičí je všechny ve výdrži při zátěžích, mají dlouhé debaty ohledně politiky, ekonomie, lingvistiky,</text:p>
      <text:p text:style-name="P13">rodinných hodnot, traumat z dětství, etimologie, historie a nakonec aby ani jedno z toho nehrálo žádnou roli,</text:p>
      <text:p text:style-name="P13">protože jí nevybrali kvůli nedostatku pochopení pro většinu lidí na zeměkouli, zato vybrali jeho, protože jim</text:p>
      <text:p text:style-name="P13">dokázal úspěšně lhát. Možná. Možná taky mluvil pravdu. To nevíme my, to neví oni, to neví nikdo. A neni to</text:p>
      <text:p text:style-name="P13">důležitý.</text:p>
      <text:p text:style-name="P13"/>
      <text:p text:style-name="P26">Toto je vlastně stejný problém jako dříve chybí mi informace, <text:span text:style-name="T18">ano chtěl bych je, protože si myslím, že do toho filmu patří</text:span> a k relevantnosti mého požadavku se už blížíme.</text:p>
      <text:p text:style-name="P35"/>
      <text:p text:style-name="P37">Část 3. - Nevhodná přirovnání</text:p>
      <text:p text:style-name="P1"><text:span text:style-name="T1">Nemůžeš dělat paralelu mezi timhle filmem a Misson Impossible II, protože </text:span><text:span text:style-name="T5">Možná tam ty dobrý věci jenom</text:span></text:p>
      <text:p text:style-name="P1"><text:span text:style-name="T5">nebyly. </text:span><text:span text:style-name="T1">Tady to, co tu je, dobrý je. Ty v tom vidíš problém, ale ten problém tam není. Vysvětlim: Když ti film</text:span></text:p>
      <text:p text:style-name="P13">neukáže důležitou věc, je to problém. V Misson Impossible II by to zahrnovalo něco dobrýho. To by bylo</text:p>
      <text:p text:style-name="P1"><text:span text:style-name="T1">něco důležitýho pro ten film. Jako cokoli, co neni blbý. Ale ty po </text:span><text:span text:style-name="T5">tomhle </text:span><text:span text:style-name="T1">filmu chceš, aby ti ukázal věci,</text:span></text:p>
      <text:p text:style-name="P13">který nemaj na ten příběh a na vývoj tý postavy (a tudíž na téma) vůbec žádný vliv a tvrdíš mi, že něco, co</text:p>
      <text:p text:style-name="P13">ten film vůbec nezajímá, je tam šptaně, protože ti to neukázali. Každej člověk v Le Mans '66 chodí na</text:p>
      <text:p text:style-name="P1"><text:span text:style-name="T1">záchod. Ale ani jednou to tam nevidíš. Jenomže pak ty přijdeš a řekneš: </text:span><text:span text:style-name="T5">Nemají tohle být skuteční lidi? Jak</text:span></text:p>
      <text:p text:style-name="P18">mam věřit tomu, že tihle herci jsou opravdoví lidi? Lidi čůraj. Oni nečůraj. Nikde to tam neni. Tudíž to</text:p>
      <text:p text:style-name="P1"><text:span text:style-name="T5">nejsou uvěřitelné postavy. </text:span><text:span text:style-name="T1">To je přesně to co řikáš, když to porovnáváš s Misson Impossible II. Chceš, aby v</text:span></text:p>
      <text:p text:style-name="P13">tom filmu bylo něco, co tam nepatří, co si člověk nejenom že může domyslet, ale hlavně si to domšlet</text:p>
      <text:p text:style-name="P13">nemusí! Protože na tom nezáleží. Většínu toho výběru nevidíš, ale stejně si neztěžuješ, že je vybrali jenom</text:p>
      <text:p text:style-name="P13">na základě jednoho rozhovoru.</text:p>
      <text:p text:style-name="P24"/>
      <text:p text:style-name="P27">Tady narážím na problém že mně to co tady je dobré nepřipadá <text:span text:style-name="T18">a nedomyslím si to.</text:span> Než do něčeho praštíš, dovol mi to vysvětlit exaktněji. Ten příběh vynechává spoustu věcí, které podle mne pro ten příběh důležité jsou. A téma může být jakkoliv dobré, ale podle mého názoru a osobních preferencí by měl příběh který ti nějakou myšlenku nebo téma <text:span text:style-name="T8">z</text:span>prostředkuje dobrý. Harry Potter ti například <text:span text:style-name="T12">mimo jiné </text:span>ukazuje <text:span text:style-name="T8">kontrast mezi Voldemortem a Harrym – snažil jsem se to popsat, ale zabralo by mi to asi stránku, tak budu věřit, že víš co myslím (kdyby jsi měl potřebu, připomenu ti to) nicméně pro jejich vztah není ani trochu důležité, že jsou to kouzelníci. Tudíž pokud použiju tvou argumentaci, tak z mého pohledu by ti tím pádem nemělo vadit, že kouzla nefungujou (což navíc tvrdíš ty). Z mého pohledu fungují naprosto dostatečně, rozhodně nejsou nedostatečně vysvětlené pro fungování toho tématu (ani dalších které kniha zpracovává – myslím že na tom jsme se dokonce kdysi shodli).</text:span></text:p>
      <text:p text:style-name="P7"/>
      <text:p text:style-name="P28">Například v pátém díle na ministerstvu kouzel, proti kde proti sobě bojuje Voldemort a Brumbál podle mě v tu chvíli vůbec nejde o boj mezi nimi (Brumbál je ostatně možná nejlepší kouzelník všech dob, rozhodně bych v tuto chvíli nečekal že ho Voldemort dokáže porazit – k tomu <text:span text:style-name="T9">abych si něco takového myslel </text:span>mi celý příběh nedá absolutně žádný důvod<text:span text:style-name="T9">), ale o souboj, který se sebou (a Voldemortem) svádí Harry. A to je naopak skvěle zpracované – Harry je v situaci kdy se nechal voldemortem nalákat do pasti a přijde ho zachránit brumbál na kterého byl celý rok naštvaný, právě díky pasti, do které se Harry nechal nalákat zemře ten, koho se snažil zachránit, už delší dobu se bojí, že je voldemortem posedlý a ono se to pak stane, ohrozil své přátele, neví co se jim stalo...</text:span></text:p>
      <text:p text:style-name="P29">A tobě <text:span text:style-name="T18">v tu chvíli </text:span>vadí, že ti nikdo nevysvětlil, jak se kouzlí. A já tě možná i chápu, protože mě vadí, že mi nikdo nevysvětlil jak ta komise vybírá <text:span text:style-name="T10">kdo poletí v té lodi. Nevysvětlí ti nic o tom, jak ty lidi připravují atd.</text:span></text:p>
      <text:p text:style-name="P29"/>
      <text:p text:style-name="P30">Tady nastává <text:span text:style-name="T12">ta </text:span>potíž – když má podle mne příběh zásadní mezery, tak mi to vadí <text:span text:style-name="T18">natolik že</text:span> téma jde stranou. Podle mě by mělo být v dobrém příběhu téma schované. Pokud ho nepochopíš, <text:span text:style-name="T18">nebo si ho vyložíš jinak</text:span>, tak ti pořád zůstane ten příběh, tudíž pořád si ten film, nebo knihu užiješ. <text:span text:style-name="T55">Podle mého názoru je kouzlení a celý kouzelnický svět zpracovaný dostatečně dobře.</text:span><text:span text:style-name="T11"> A když to tam všechno funguje, tak pak mě těší i témata která jsou v tom příběhu zpracovaná, ale ve chvíli kdy by byl ten příběh špatně vymyšlený, nebo nedodělaný ale téma je pořád super, tak já si ho bohužel nedokážu užít. Zločin a trest podle mě zpracovává své téma skvěle, ale je to hrozně depresivní z pro mě z velké části taky nezáživná knížka. Uznávám že je skvěle napsaná a udělaná, že to co chce, podle toho co jsme se učili ve škole, sdělit, sděluje skvěle ale nebavila mě číst a nelíbí se mi.</text:span></text:p>
      <text:p text:style-name="P12"/>
      <text:p text:style-name="P44">Mimochodem sem směřovala celá debata očeském jazyce a rozborech, které jsou z mého pohledu pořád špatně. U filmu je to trochu jiné, tam mi určování tématu nevadí protože film je za A) kratší – není v něm toho typicky tolik jako v knize, B) můžeš ho během několika hodin celý vidět a případně pokud potřebuješ podívat se na něj i znova a na to s knihami opravdu nebyl čas. Nicméně o tomto mém problému jsem ještě připraven se pobavit, kdyby bylo potřeba.</text:p>
      <text:p text:style-name="P44"/>
      <text:p text:style-name="P31"><text:soft-page-break/>Takže <text:span text:style-name="T19">prozatímním</text:span> <text:span text:style-name="T19">závěrem</text:span>: v kontaktu mi chybí věci které jsou podle mě důležité a to mi kazí příběh a ten mi pak kazí téma. A jestli je to moje chyba a ne chyba filmu zatím nedokážu posoudit. <text:span text:style-name="T19">Můžeme se tím nadále zabývat.</text:span></text:p>
      <text:p text:style-name="P37">Část 4. - Zbylé body</text:p>
      <text:p text:style-name="P13">Každopádně, zabloudili jsme do míst, kam sem nevěděl, že bude potřeba se dostat. Pořád jsem nedostal</text:p>
      <text:p text:style-name="P13">odpovědi na následující otázky:</text:p>
      <text:p text:style-name="P3">1. Důkaz vírou</text:p>
      <text:p text:style-name="P13">Kde je v tvojí filosofii-teologii důvod pro víru dokazující existenci ale ne neexistenci? Jenom pro jistotu zde</text:p>
      <text:p text:style-name="P13">uvedu, že víc nehmotné než neexistující nic být nemůže, pro případ, že by ses zase chtěl vydat touhle cestou.</text:p>
      <text:p text:style-name="P3">2. Bůh závislý a bůh nezávislý</text:p>
      <text:p text:style-name="P13">Ty tvrdíš, že tvoje víra je důkaz existence tvého boha. To je teorie, kterou nyní podrobujeme testování.</text:p>
      <text:p text:style-name="P13">Správné testování zahrnuje následující krok: představíme si situaci, kdy to nefunguje. Umíme-li si takovou</text:p>
      <text:p text:style-name="P13">představit, jde o chybnou tezi. To neni můj výmysl, tak se to opravdu dělá. Já tedy navrhuji následující</text:p>
      <text:p text:style-name="P13">scénář:</text:p>
      <text:p text:style-name="P13"/>
      <text:p text:style-name="P13">Bůh neexistuje. Ty máš z nějakého důvodu pocit, že existuje. Tvoje hypotéza říká, že tvoje víra v něj ho</text:p>
      <text:p text:style-name="P13">dokazuje, ale v téhle hypotetické situaci bůh není. Aby tvoje víra byla správná, musí bůh tedy existovat,</text:p>
      <text:p text:style-name="P13">protože v něj věříš. Takže se ptám, jestli v této situaci bůh je, protože v něj věříš, nebo ne. A rovnou ti řeknu,</text:p>
      <text:p text:style-name="P13">kam to vede, což jsem ti předtím zatajil:</text:p>
      <text:p text:style-name="P13"/>
      <text:p text:style-name="P13">A) Ano, existuje. –&gt; To, čemu říkáš bůh, není bůh. Podle všech mně známých náboženství to neodpovídá</text:p>
      <text:p text:style-name="P13">definici ani představě boha; podle slovníku to neodpovídá představě boha; podle nikoho to neodpovídá</text:p>
      <text:p text:style-name="P13">představě boha. Ne proto, že to zároveň existuje a zároveň ne, ale proto, že kdybys tu nebyl, ten bůh by tu</text:p>
      <text:p text:style-name="P13">taky nebyl - naše výchozí parametry pokusu to říkají. Jeho existence je tudíž podmíněná tvojí vírou, tudíž</text:p>
      <text:p text:style-name="P13">tebou, a bůh, jak už jsem zmínil ústně, je vždycky nad člověkem, nikdy na člověku závislí. Pro mě za mě si</text:p>
      <text:p text:style-name="P13">tomu klidně bůh říkej, v tom ti nebráním, ale uvědom si, že tohle není bůh, ve kterého věří jakákoli cirkev na</text:p>
      <text:p text:style-name="P13">světě, a hlavně pro nás to není bůh, o kterém se v tom filmu baví. Takže mi ho sem netahej.</text:p>
      <text:p text:style-name="P13"/>
      <text:p text:style-name="P1"><text:span text:style-name="T1">B) Ne, neexistuje. –&gt; Tvoje hypotéza o důkazu boží existence vírou je, </text:span><text:span text:style-name="T5">doufám </text:span><text:span text:style-name="T1">pro boha (a pro mě) očividně,</text:span></text:p>
      <text:p text:style-name="P13">vyvrácena.</text:p>
      <text:p text:style-name="P13"/>
      <text:p text:style-name="P13">C) Odmítneš mi dát přímou odpověď, protože: nevíš, jaká odpověď by to měla být; nevíš, jestli existuje,</text:p>
      <text:p text:style-name="P13">nebo ne; věci s tvým bohem nejsou tak jednoduché, aby se dalo říct existuje/neexistuje.</text:p>
      <text:p text:style-name="P13"/>
      <text:p text:style-name="P13">C.1) Nevíš, jak odpovědět –&gt; Nevíš-li, jak odpovědět, nemáš jasno ve své víře. Nemůžeš mi tedy tvrdit, že je</text:p>
      <text:p text:style-name="P13">pravdivá. Můžeš si to myslet, ale nemůžeš mi tvrdit, že film, který ve své víře jasno má, to dělá blbě.</text:p>
      <text:p text:style-name="P13"/>
      <text:p text:style-name="P13">C.2) Nevíš, jestli existuje –&gt; Pokud nevíš, nejsi si svou hypotézou jistý. Vzhledem k tomu, že tvoje hypotéza</text:p>
      <text:p text:style-name="P13">mý být nevyvratitelná víra, je toto nemožné a tvoje víra je vyvrácena.</text:p>
      <text:p text:style-name="P13"/>
      <text:p text:style-name="P13">C.3) Tvůj bůh je složitější, než jednoduše (ne)existující –&gt; Z mé strany přijde otázka: Jak to, že když to s</text:p>
      <text:p text:style-name="P13">ním není tak jednoduché, jsi stejně přesvědčen, že existuje?</text:p>
      <text:p text:style-name="P13"/>
      <text:p text:style-name="P13">D) Taková situace nikdy nenastave. Nevěřil bych v boha, kdyby neexistoval –&gt; Odmítáš možnost lidské</text:p>
      <text:p text:style-name="P13">chyby. Viz bod 3 níže.</text:p>
      <text:p text:style-name="P3"/>
      <text:p text:style-name="P3">3. Cimrmanova křída a prazvláštní machinace mozku</text:p>
      <text:p text:style-name="P13">Zkopírováno přímo ze Skypu: Tvoje filosofie, ať si řiká, co chce. To neznamená, že je pravdivá, tudíž jí za</text:p>
      <text:p text:style-name="P1"><text:span text:style-name="T1">pravdivou nemůžeš se vší vážností vydávat jenom s argumentem, že </text:span><text:span text:style-name="T5">to je moje filosofie. </text:span><text:span text:style-name="T1">Moje filosofie řiká,</text:span></text:p>
      <text:p text:style-name="P13">že všude, kde vidíš zdi, zdi nejsou, všude, kde je nevidíš, tam sou, a lidi umí prochízet dveřma. Důkaz?</text:p>
      <text:p text:style-name="P13">Nemam. Nepotřeboju. Protože filosofie. A Bůh existuje, protože se o něm píše v Bibli, což je boží slovo a</text:p>
      <text:p text:style-name="P13">tudíž stoprocentně pravdivé. A Vlčák má vždycky pravdu, protože řekl, že má vždycky pravdu, a on má</text:p>
      <text:p text:style-name="P13">vždycky pravdu.</text:p>
      <text:p text:style-name="P13"/>
      <text:p text:style-name="P13">Následuje otázka (za nějakou dobu): Jsem člověk, který pro všechno vyžadoval důkaz. Pomineme nyní, že to</text:p>
      <text:p text:style-name="P13">o Ellie ta komise na konci filmu neví. To o ní víš ty. Nikdo jiný. Ten chlap si to o ní možná myslí, ale i on,</text:p>
      <text:p text:style-name="P13">stejně jako ta vybírající porota, se může jenom dohadovat, jestli to myslí vážně, nebo jenom nechce naplno</text:p>
      <text:p text:style-name="P1"><text:soft-page-break/><text:span text:style-name="T1">říct </text:span><text:span text:style-name="T5">Bůh není. </text:span><text:span text:style-name="T1">Porotě by to nechtěla říct, protože jí došlo, že porota chce slyšet </text:span><text:span text:style-name="T5">Ano, v boha věřím, ale nejsem</text:span></text:p>
      <text:p text:style-name="P18">svému bohu zasvědcená natolik, abych nemohla otevřeně a pravdivě mluvit o dalších bozích jiných kultur.</text:p>
      <text:p text:style-name="P18">Rozhodně si ale nemyslím, že tito lidé jsou mimo, jenom mají špatnou přestavu o tom, kdo bůh vlastně je.</text:p>
      <text:p text:style-name="P1"><text:span text:style-name="T1">Rozhodla se nelhat takhle na rovinu, a tak řekla něco, co technicky vystihuje její názor: </text:span><text:span text:style-name="T5">V boha nemůžu věřit,</text:span></text:p>
      <text:p text:style-name="P1"><text:span text:style-name="T5">protože na nej nemám důkazy. Kdybych je jenom měla… Kdyby jenom… Ale oni nejsou. </text:span><text:span text:style-name="T1">To samí řekne tomu</text:span></text:p>
      <text:p text:style-name="P13">chlapovi, protože se jí líbí a nechce se s nim hádat nebo mu nechce rýpat do víry tím, že jí přímo urazí.</text:p>
      <text:p text:style-name="P1"><text:span text:style-name="T1">Musím také podotknout, že ani </text:span><text:span text:style-name="T5">ty </text:span><text:span text:style-name="T1">nevíš stoprocentně, jestli to tak je. Ona se mohla rozhodnout, že bůh není,</text:span></text:p>
      <text:p text:style-name="P13">protože není a stejně jako ty postavila nějakou neprůstřelnou pseudologickou bariéru kolem tohoto názoru,</text:p>
      <text:p text:style-name="P13">aby měla co říkat lidem a sobě. Sobě by to musela říkat, protože má o sobě představu, že uvažuje o</text:p>
      <text:p text:style-name="P13">podobných věcech logicky, ale tohle je nelogický závěr. Možná věří tomu, že nemůže vědět, jestli bůh je</text:p>
      <text:p text:style-name="P1"><text:span text:style-name="T1">nebo ne, protože na něj prostě nejsou data, ale jak máma jednou řekla: </text:span><text:span text:style-name="T5">Být si jistý boží neexistencí je stejně</text:span></text:p>
      <text:p text:style-name="P1"><text:span text:style-name="T5">dogmatické, jako být si jistý jeho existencí. </text:span><text:span text:style-name="T1">Což ten film taky z čísti probírá. Takže i ty a ona si můžete jenom</text:span></text:p>
      <text:p text:style-name="P1"><text:span text:style-name="T5">myslet</text:span><text:span text:style-name="T1">, že vyžaduje data, zatímco ona se prostě rozhodla, že bůh není. A, což je </text:span><text:span text:style-name="T5">další </text:span><text:span text:style-name="T1">úžasná věc na tom</text:span></text:p>
      <text:p text:style-name="P13">tématu (když ten film něco dělá, tak to dělá pořádně), když nevěří v boha, hledá ve vesmíru život, aby se</text:p>
      <text:p text:style-name="P13">necítila tak sama. Což je přesně to, z čeho obviňuje všechny hledatele a věřitele v boha. Přitom pro ty</text:p>
      <text:p text:style-name="P13">mimozemšťany má stejné množství důkazů jako pro toho boha. Ale věří, že tam jsou, bez ohledu na to, co</text:p>
      <text:p text:style-name="P13">říká.</text:p>
      <text:p text:style-name="P13">Ty si potom stěžujež, že nikdo na té komisi jí nevěří, i když věří v boha. Už jsem napsal, že o jejich názorech</text:p>
      <text:p text:style-name="P13">na boha víš velký kulový. Argumentama, proč není vůbec zvláštní, že jí na konci vyslíchá jiná skupina lidí,</text:p>
      <text:p text:style-name="P13">než jí vybrala, a že i ta první skupna toho nevěděla tolik o jejích názorech (vzhledem k tomu, že ani ty to</text:p>
      <text:p text:style-name="P1"><text:span text:style-name="T1">nevíš jistě a oni mají </text:span><text:span text:style-name="T5">dobrý </text:span><text:span text:style-name="T1">důvod se domnívat, že její odpověď </text:span><text:span text:style-name="T5">bůh není </text:span><text:span text:style-name="T1">jenom přikrášlila), jsem se snažil</text:span></text:p>
      <text:p text:style-name="P1"><text:span text:style-name="T1">ukázat, že ten film neudělal nic špatně, když v té komisi nevidíš nikoho, kdo by si řekl </text:span><text:span text:style-name="T5">Tahle paní předtím</text:span></text:p>
      <text:p text:style-name="P18">POTŘEBOVALA důkaz. Ale teď tvrdí, že se něco stalo, ale nemůže to dokázat. Asi má pravdu, protože jinak</text:p>
      <text:p text:style-name="P1"><text:span text:style-name="T5">by to netvrdila. </text:span><text:span text:style-name="T1">Nikdo by si to nemyslel, protože nikdo takový na světě není. Znova říkám, ani ty to nevíš.</text:span></text:p>
      <text:p text:style-name="P13">(Jen tak na okraj, kdyby jsi se chtěl ptát, proč některé koncepty - jako např. to, že ona sama bere věci</text:p>
      <text:p text:style-name="P13">dogmaticky, ale neví o tom, a že data pro ní v podvědomí nehrají žádnou roli - zmiňuji až teď a ne dřív, je to</text:p>
      <text:p text:style-name="P13">proto, že nebyl čas. Mluvili jsme moc rychle a o moc věcech a já často musím vybrat, kterou z těch osmi</text:p>
      <text:p text:style-name="P13">odpovědí na tvůj argument mám zvolit podle toho, kam povede. A nezbývá mi než doufat, že se k těm dalším</text:p>
      <text:p text:style-name="P13">dostaneme časem. Takhle v psané podobě mám mnohem větší volnost to sepsat všechno.)</text:p>
      <text:p text:style-name="P1"><text:span text:style-name="T1">Ale představme si situaci, kdy </text:span><text:span text:style-name="T5">je </text:span><text:span text:style-name="T1">to ta samá porota, kdy </text:span><text:span text:style-name="T5">je </text:span><text:span text:style-name="T1">v té porotě někdo, kdo jí tak zná, a kdy si </text:span><text:span text:style-name="T5">je </text:span><text:span text:style-name="T1">jistý,</text:span></text:p>
      <text:p text:style-name="P13">že mu nijak nelhala a že nelže sama sobě. I pak budu teď tvrdit, že ten film by měl zůstat stejný, jak je teď.</text:p>
      <text:p text:style-name="P13">Použiji ke svému tvrzení další hypotetickou situaci (a už jsem ti jí popsal na Skypu)</text:p>
      <text:p text:style-name="P13">Jsem perfektně racionální člově. Vyrostl jsem v republikánské rodině v Americe, takže jsem byl od malička</text:p>
      <text:p text:style-name="P13">vychován ve víře, že globální oteplování neexistuje. Když mi bylo osmnáct, ukázal jsi mi data a já uznal, že</text:p>
      <text:p text:style-name="P13">se moji rodiče mílí a od té doby se věnuji politikcému lobovaní za planetu. To je důležité, protože si můžeš</text:p>
      <text:p text:style-name="P13">být jistý, že neberu věci dogmaticky - když mi ukážeš data vyvracející něco, co mi bylo vtloukáno do hlavy</text:p>
      <text:p text:style-name="P13">od narození a já kompletně změním názor, můžeš být ujištěn, že věci beru logicky.</text:p>
      <text:p text:style-name="P13">Já říkám, že nebudu věřít jakémukoli fenoménu, dokud k němu nedostanu data. Necháme teď boha bohem a</text:p>
      <text:p text:style-name="P13">budeme se věnovat zdem. Jenoho dne ti řeknu, že jsem přišel domů, snědl jsem výtečný koláč od babičky,</text:p>
      <text:p text:style-name="P13">lehl si na postel a měl vidění. To vidění mě přesvědčilo, že zdi jsou ve skutečnosti tam, kde je nevidíš, nejsou</text:p>
      <text:p text:style-name="P13">tam, kde je vidíš a umíme jimi procházet. Vlastně v nich žijeme a neumíme z nich vylézt. Tvrdím ti, že na to</text:p>
      <text:p text:style-name="P13">nemám důkaz, že žádky není a že už se mi nepovedlo to vidění znovu přivolat. Ale jsem si naprosto,</text:p>
      <text:p text:style-name="P13">stoprocentně, bezmezně jistý, že je to pravda. Neumím ti vysvětlit, co mě přivedlo k myšlence, že to je</text:p>
      <text:p text:style-name="P13">pravda, ale bezmezně tomu věřím.</text:p>
      <text:p text:style-name="P13">Pro jistotu to vyštříš a zjistíš, že babička koupila pytlík marihuany, ale zapomněla, kde je. Je to důkaz, že jí</text:p>
      <text:p text:style-name="P13">zapekla do toho koláče? Ne. Je technicky možné, že mám pravdu? Ano, je tu ta naprosto nepatrná šance, že</text:p>
      <text:p text:style-name="P13">to tak je.</text:p>
      <text:p text:style-name="P13">A teď konečně přichází moje otázka, ve které budu opět apelovat na tvé svědomí a upřímnost k sobě saménu</text:p>
      <text:p text:style-name="P13"><text:soft-page-break/>stejně jako ke mě. Chceš mi opravdu tvrdit, opravdu a s naprostou vážností v hlase a v mysli, že si řekneš</text:p>
      <text:p text:style-name="P1"><text:span text:style-name="T5">Ano, na tom něco bude. Sice nemá důkaz, ale vím o něm, že by nic neřekl, kdyby ho neměl, </text:span><text:span text:style-name="T1">místo toho, aby</text:span></text:p>
      <text:p text:style-name="P1"><text:span text:style-name="T1">sis řekl </text:span><text:span text:style-name="T5">Jeho babička zapekla do koláčů marihuanu nebo možná usnul, případně obojí, a měl halucinaci/sen,</text:span></text:p>
      <text:p text:style-name="P1"><text:span text:style-name="T5">který ho poněkud zmátl</text:span><text:span text:style-name="T1">? Chceš mí opravdu vážně tvrdit, že tohle uděláš? Protože to je to, co chceš po té</text:span></text:p>
      <text:p text:style-name="P13">porotě. Za předpokladů, že by jí tam někdo znal tak dobře, jako znáš ty mě tady v této situaci. A uvědom si,</text:p>
      <text:p text:style-name="P13">že se tě ptám jako věřícího člověka, takže bys měl mít (podle tebe) pochopení pro věci, které se nedají</text:p>
      <text:p text:style-name="P13">logicky dokázat.</text:p>
      <text:p text:style-name="P13">Chtěl-li by ses obracet argumentem, že dřív jí věřili a teď jí nevěří, poukázal bych na dvě fakta:</text:p>
      <text:p text:style-name="P13">A) Dřív neměli lidi důvod se domnívat, že to je podvod. Neviděli, co se stane s tou kapslí (tj. z jejich pohledu</text:p>
      <text:p text:style-name="P1"><text:span text:style-name="T1">nic) a hlavně nevěděli, že ten velmi bohatý pán byl přímo zapleten do celé situace. </text:span><text:span text:style-name="T5">On </text:span><text:span text:style-name="T1">vyřešil tu šifru, </text:span><text:span text:style-name="T5">on</text:span></text:p>
      <text:p text:style-name="P1"><text:span text:style-name="T1">"našel" ten druhý přístroj. </text:span><text:span text:style-name="T5">On </text:span><text:span text:style-name="T1">jí vždycky pomohl, když jí to dlouho nešlo. </text:span><text:span text:style-name="T5">On </text:span><text:span text:style-name="T1">jí dosadil do pozice, kde věděl,</text:span></text:p>
      <text:p text:style-name="P13">že bude poslouchat. Nic z toho oni nevěděli. Pak ale proběhlo šetření a ejhle, nové informace, které nabízejí</text:p>
      <text:p text:style-name="P13">mnohem přijatelnější, mnohem normálnější a mnohem představitelnější řešení než to, které mi nabízí tadyta</text:p>
      <text:p text:style-name="P13">paní věkdyně, která tvrdí, že odletěla v kouli, která se ani nehnula z místa a byla pryč osmnáct hodin,</text:p>
      <text:p text:style-name="P13">zatímco tady to vypadalo jako tři sekundy. Než to, že naši matematici nedokáží pochopit smysl toho přístroje</text:p>
      <text:p text:style-name="P1"><text:span text:style-name="T1">- ten pán nechal nějaké skutečné matematiky napsat něco co </text:span><text:span text:style-name="T5">vypadá </text:span><text:span text:style-name="T1">jako matematika, ale ve skutečnosti to</text:span></text:p>
      <text:p text:style-name="P13">nic neznamená. My jsme to přijali jako fakt, protože jsme si mysleli, že je to od mnohem vyspělešjí rasy. Ale</text:p>
      <text:p text:style-name="P13">tohle dává mnohem větší smysl.</text:p>
      <text:p text:style-name="P13">Jediné, s čím máš pak problém, je to, že tadyta vědkyně tvrdí, že se to stalo. Co ty tak asi mohlo vysvěltit její</text:p>
      <text:p text:style-name="P13">iluze? Že by pád z tak ohromné výšky? Nebo nějaký drogy přinášející mechanismus? Dokonce i ona uznává,</text:p>
      <text:p text:style-name="P13">že si to možná vymyslela.</text:p>
      <text:p text:style-name="P13">Samozřejmě, že jí nebudou věřít, když teď mají před sebou na stole novou zprávu o tom, co se stalo a</text:p>
      <text:p text:style-name="P13">objevili v ní věci, které všechno vysvětlují normální logikou.</text:p>
      <text:p text:style-name="P13">B) Viděl jsi ty davy a davy lidí před tou budovou? Ty lidi, kteří nesou podpůrné plakáty, dívají se na ní jako</text:p>
      <text:p text:style-name="P13">na spasitele, přijeli tam s nemocnými a starými jako slepého před Ježíše a nic po ní nehází, nic po ní neřvou,</text:p>
      <text:p text:style-name="P13">jenom se na ní dívají. Tyhle lidi jí podle tebe nevěří? A ten chlap, co nakonec řekne, že jí věří, ten jako co?</text:p>
      <text:p text:style-name="P13">On je skutečný věřící, který si nemusí vymýšlet důvody, proč v něco věří, on tomu prostě věří. Jakových lidí</text:p>
      <text:p text:style-name="P13">je na světě málo. Všichni ostatní, ti si v tom filmů možná myslí, že mají otevřenou mysl ohledně boha, ale</text:p>
      <text:p text:style-name="P13">lidi takhle opravdu nefungují.</text:p>
      <text:p text:style-name="P3">4. Kde se vzalo, tu se vzalo</text:p>
      <text:p text:style-name="P13">Jak jsi přišel na to, že tvoje víra dokazuje existenci boha. Případně, co to ten tvůj bůh je, když má tuhle</text:p>
      <text:p text:style-name="P13">vlastnost, že víra v něj ho dokazuje?</text:p>
      <text:p text:style-name="P3">5. Logika?</text:p>
      <text:p text:style-name="P13">Jaká byla ta logická úvaha, která tě dovedla k názoru, že tvůj bůh je právě to, co to je (a to taková entita,</text:p>
      <text:p text:style-name="P13">která může být dokázána pohou vírou v ní - zde jsou velké problémy, viz víše)?</text:p>
      <text:p text:style-name="P3">6. Konečně</text:p>
      <text:p text:style-name="P13">Ty věříš v boha. Bez vědeckého důkazu. Mluvili jsme o scéně, kdy se Ellie zeptá, jesli měla ráda svého otce.</text:p>
      <text:p text:style-name="P13">Doteď naprosto nechápu, co sis myslel, že jí vlastně řekl, že se prohlásil, že jeho argument neuznáváš. Jsem</text:p>
      <text:p text:style-name="P13">si vědom, že pak jsi uznal, žes ho nepochopil, ale já bych rád věděl, co to bylo, co jsi pochopil. Protože ať to</text:p>
      <text:p text:style-name="P13">beru z jakékoli strany, nevím, kde se ti to rozbíjí. Ty jsi říkal, že jeho argument stojí na něčem, s čím</text:p>
      <text:p text:style-name="P13">nesouhlasíš - to, že víra není důkaz existence. Říkal jsi, že když věří, že svého otce ráda měla, tak ho ráda</text:p>
      <text:p text:style-name="P1"><text:span text:style-name="T1">měla. Ale to by bylo v pořádku, kdyby jí řekl: </text:span><text:span text:style-name="T5">Věříš tomu, ale není to pravda? Jestli chceš tvrdit, že to</text:span></text:p>
      <text:p text:style-name="P1"><text:span text:style-name="T5">pravda je, dokaž to. Neumíš? Tak máš smůlu. </text:span><text:span text:style-name="T1">Přitom on adaptoval její pohled na svět a řekl: </text:span><text:span text:style-name="T5">Ty tomu věříš.</text:span></text:p>
      <text:p text:style-name="P18">Představ si, že já ne. Dokaž mi to, stejně jako bys chtěla dokázat, že bůh existuje. Pokud to nemůžeš dokázat,</text:p>
      <text:p text:style-name="P18">ale stejně tomu věříš, pak jsi ve stejné situaci jako já, když ti mám dokázat boha. Věřím v něj, ale dokázat to</text:p>
      <text:p text:style-name="P18">neumím.</text:p>
      <text:p text:style-name="P13">Ale na to dopovídat nemusíš, možná jsi prostě udělal chybu v úsudku a myslel sis, že řekl něco jiného. Na co</text:p>
      <text:p text:style-name="P13">mi ale odpověz je, kde je problém v podobné situaci, kterou jsem přednesl. Věříž v boha. Nemůžeš mi</text:p>
      <text:p text:style-name="P13">dokázat, že existuje, ale věříž v něj. Ale nevěříš lidem, kteří tvrdí, že byli uneseni mimozemšťany. Oni to</text:p>
      <text:p text:style-name="P13">taky nemůžou dokázat. Jste na tom stejně, ale sobě věříš, protože to je pro tebe pohodlnější. Stejně jako ona</text:p>
      <text:p text:style-name="P13"><text:soft-page-break/>si myslíš, že to, co říkáš je založeno na nějakých faktech. Ale když tě postavím do podobně situace, akorát z</text:p>
      <text:p text:style-name="P1"><text:span text:style-name="T1">druhé strany, takže </text:span><text:span text:style-name="T5">tobě </text:span><text:span text:style-name="T1">se teď musí něco dokázat, tak tomu prostě nevěříš. Ty se oháníš tím, že</text:span></text:p>
      <text:p text:style-name="P13">mimozemšťani jsou hmotní. To vypadá jako přílišně zacházení do tvého pohledu na víru. Tady nejde o víru,</text:p>
      <text:p text:style-name="P13">že se to stalo, protože tomu věří. Oni tvrdí, že si to pamatují, ale nemůžou to dokázat. Ty tvrdíž, že bůh</text:p>
      <text:p text:style-name="P13">existuje, ale nemůžeš mi to dokázat. Ty pro to máš svojí zde mnohokrát omýlanou teorii, oni pro to mají</text:p>
      <text:p text:style-name="P13">svoje důvody. Ty důvody jsou irelevantní - proč jim nevěříš, když jsou ve stejné situaci, jako ty? Respektive,</text:p>
      <text:p text:style-name="P13">já nechci, abys jim věřil. Já chci, abys uznal, že i kdyby ta komise věřila v toha, nemusí věřít Ellie.</text:p>
      <text:p text:style-name="P13"/>
      <text:p text:style-name="P25"><text:span text:style-name="T13">Část 4. jsem zatím nekomentoval. Z mé strany by to byla spousta vysvětlování o kterém si nejsem jistý zda nakonec bude relevantní, takže v zájmu toho abych komentáře někdy dopsal jsem tuto část zatím vyřadil. Navrhuju se k ní vrátit později, pokud budeš ještě </text:span><text:span text:style-name="T14">pořád </text:span><text:span text:style-name="T13">chtít. (ještě bude relevantní)</text:span></text:p>
      <text:p text:style-name="P37">Část 5. - Závěr</text:p>
      <text:p text:style-name="P3">1. O marné snaze zavděčit se</text:p>
      <text:p text:style-name="P13">Závěrem této bakalářské práce bych chtěl dodat několik následujících poznámek: Ten film se snažil tak moc,</text:p>
      <text:p text:style-name="P1"><text:span text:style-name="T1">jak je to v lidských i nadlidských silách, aby se ti líbil. A nemyslím nějaké obecné </text:span><text:span text:style-name="T5">ti</text:span><text:span text:style-name="T1">, myslím tobě konkrétně.</text:span></text:p>
      <text:p text:style-name="P13">Ty říkáš, že bys radši šel proti jakkoli podloženému názoru všech kolem, kdyby sis myselel, že není správně.</text:p>
      <text:p text:style-name="P13">Tak přesně skončí ona. Ty říkáš, že tvého boha ti nikdo nevyvrátí, důkaz nedůkaz. To je přesně to, co si ona</text:p>
      <text:p text:style-name="P13">na konci toho filmu uvědomí. Ten chlap sí celou dobu řiká, že on věří a to mu stačí, ty to řikáš taky. Ten film</text:p>
      <text:p text:style-name="P13">je pro jistotu i pro tebe naučný, protože se také zabývá tou možností, že i když tomu věříš, nemáš pravdu a</text:p>
      <text:p text:style-name="P13">ptá se tě, jak si můžeš být jistý něčím, co nemůžeš dokázat, a jestli sis to náhodou jenom nevymyslel a bůh</text:p>
      <text:p text:style-name="P13">není. Zároveň má ale dost rozumu vědět, že na tak složitou otázku nikdo nemá odpověď, tak se radši ptá tebe</text:p>
      <text:p text:style-name="P13">a čeká, že se zeptáš sám sebe. Jinak řečeno se snaží upozornit na problém, který je ale tak složitý, že</text:p>
      <text:p text:style-name="P13">jednoduchoé řešení možná ani nemá.</text:p>
      <text:p text:style-name="P1"><text:span text:style-name="T1">Ten film ti ukazuje jenom to podstatné, aby jsi nemohl říct </text:span><text:span text:style-name="T5">Proč se na tohle mám koukat, to mě nezajímá. </text:span><text:span text:style-name="T1">Je</text:span></text:p>
      <text:p text:style-name="P13">tak vymyšlený, že nevěřícímu člověku ukáže, jak moc se může plést (a pokusí se ho zeptat, jestli se náhodou</text:p>
      <text:p text:style-name="P13">nerozhodl ještě před nedostatkem faktů), a věřícíhmu se snaží víru podkopat, aby byl nucen se sám</text:p>
      <text:p text:style-name="P13">rozhodnout, jestli tomu opravdu věří, nebo je to prostě věc, kterou říká. Kdyby ta komise věřila v boha, oni</text:p>
      <text:p text:style-name="P13">by to jenom říkali. Možná si myslí, že v něj opravdu věří, ale nikdy o tom pořádně nepřemýšleli. Ten film ti</text:p>
      <text:p text:style-name="P13">ukáže, jak to může vypadat - říkají, že důkazy nepotřebují, ale když jim ukážu novou věc, nový fenomén, a</text:p>
      <text:p text:style-name="P13">přednesu jiné, pro ně snesitelnější vysvětlení toho fenoménu, tak důkazy najednou potřebují. Ten chlap je</text:p>
      <text:p text:style-name="P13">věřící a nemá tudíž problém se smířit s tím, že ona říká pravdu, i když to nemá, jak dokázat. Ten film se tě</text:p>
      <text:p text:style-name="P13">ptá, na jaké straně se nacházíš ty a pak se tě ptá, jestli jsi někdy přemýšlel o tom, jestli to je ta správná strana.</text:p>
      <text:p text:style-name="P13">Případně ti ukazuje další postoj k víře jako takové, pro případ, že bys o tom přemýšlel, a zeptá se tě, jestli jsi</text:p>
      <text:p text:style-name="P13">zvážil všechny tyhle možnosti. Proto jsem se ptal, jestli myslíš vážně, když se ptáš, proč jí ta komise nevěří,</text:p>
      <text:p text:style-name="P13">když věří v boha. A musím se ptát znova - to ti to, co jsem v tohmle odstavci napsal, nedošlo? To mi chceš</text:p>
      <text:p text:style-name="P13">tvrdit, že jsi nevěděl, že sám nevěříš ve veci bez důkazu, ale bůh, to je právě ta výjimka. Že sis to vymyslel</text:p>
      <text:p text:style-name="P13">tak, aby se to nedalo vyvrátit, ale když ti někdo přednese další věc, kterou nemůže dokázat, ale která nemůže</text:p>
      <text:p text:style-name="P13">být vyvrácena, tak automaticky skočíš tam, kam skočili oni - nevěříš mu (buďto lže, nebo si z nějakého</text:p>
      <text:p text:style-name="P13">chybného důvodu myslí, že mluví pravdu - každopádně to pravda není) - což je přesně to, co udělají oni.</text:p>
      <text:p text:style-name="P13">Vážně ti tohle nedošlo, když ses na to zeptal?</text:p>
      <text:p text:style-name="P13">Ten film udělá všechno pro to, aby měl co říct každému člověku, aby se nad ním ten člověk zamyslel a pak</text:p>
      <text:p text:style-name="P13">mu ukáže, jaký názor má autor. Ale ještě navíc to udělá tak chytře, že není nepředstavitelné, že se ten autor</text:p>
      <text:p text:style-name="P1"><text:span text:style-name="T1">nemýlí. Ty totiž </text:span><text:span text:style-name="T5">nevíš</text:span><text:span text:style-name="T1">, co se jí tam stalo. Ono se jí to skutečně mohlo všechno zdát. A ty opět jenom slepě</text:span></text:p>
      <text:p text:style-name="P13">přijmeš nějakou představu a odsuzuješ všechny ostatní, kdo jí s tebou nesdílí, tj. tu komisi. Ale sám děláš</text:p>
      <text:p text:style-name="P13">přesně to samé, co ona. Ta komise, myslím. Tím, že jsi proti ní dokazuješ, že téma toho filmu je pro tebe</text:p>
      <text:p text:style-name="P13">relevantní.</text:p>
      <text:p text:style-name="P13"/>
      <text:p text:style-name="P23"><text:span text:style-name="T40">Mluvíme</text:span><text:span text:style-name="T41">-</text:span><text:span text:style-name="T40">li o tématu, </text:span><text:span text:style-name="T41">v</text:span><text:span text:style-name="T42">lastně jsem čekal že ten film bude přesně takový jaký byl. Jen jsem si nevšiml že takový je. </text:span><text:span text:style-name="T40">Protože příběh jsem rozhodně nečekal takový jaký byl. Nevím přesně, jaký příběh jsem od prvních 37 minut čekal, ale to co jsem dostal bylo značně neuspokojivé. Viz část 3.</text:span></text:p>
      <text:p text:style-name="P39"/>
      <text:p text:style-name="P3">2. Dva krátké dodatky</text:p>
      <text:p text:style-name="P13">Dále bych si dovolil jen v rychlosti říct, že film, který začíná třemi minutami zíráním do nekonečného</text:p>
      <text:p text:style-name="P13">prostoru vesmíru, aby si divák mohl skutečně uvědomit, jak obrovský ten vesmír je, a jehož následující scéna</text:p>
      <text:p text:style-name="P1"><text:span text:style-name="T1">obsahuje repliky: </text:span><text:span text:style-name="T5">Můžeme se dovolat mámě? </text:span><text:span text:style-name="T1">a </text:span><text:span text:style-name="T5">Žádné rádio nedosáhne tak daleko. </text:span><text:span text:style-name="T1">nebo co to přesně řekli; že</text:span></text:p>
      <text:p text:style-name="P13">být překvapený u takového filmu, že řeší filosofické otázky na globální úrovni, ba dokonce ten film</text:p>
      <text:p text:style-name="P13">kritizovat za to, že vypadá jako malý a pak se rychle rozroste do celosvětových měřítek, to mi přijde natolik</text:p>
      <text:p text:style-name="P13">absurdní, že mě vůbec ale vůbec nenapadlo, že se to někomu inteligentnímu může stát. Proto mi taky přijde</text:p>
      <text:p text:style-name="P13">těch prvních 37 minut jako skutečná (prakticky jediná, kromě posledních dvou scén, ale k těm jsme se vůbec</text:p>
      <text:p text:style-name="P13">nedostali) chyba na tom filmu - on ti slíbí, že bude o takových věcech, ale přes půl hodiny se zabývá jenom</text:p>
      <text:p text:style-name="P13">přípravou na jejich řešení. Příběh za celou tu dobu nezačne.</text:p>
      <text:p text:style-name="P13"/>
      <text:p text:style-name="P14"><text:span text:style-name="T45">V tom </text:span><text:span text:style-name="T44">s tebou souhlasím, věc kterou jsem se snažil popsat je jiný problém: ta velikost tkví asi v tom, že jsem čekal příběh zaměřený na samotnou Ellie. Čekal jsem filosofické otázky ale víc ukázané z jejího pohledu. </text:span><text:soft-page-break/><text:span text:style-name="T44">Tady mi Ellie ale připadá jen jako prostředek přes který ti ty věci film ukazuje svoje téma </text:span><text:span text:style-name="T45">a otázky</text:span><text:span text:style-name="T44">. Tudíž opět, jako ve všech bodech se dostáváme ke stejnému problému </text:span><text:span text:style-name="T45">podle mě jde napřed příběh a až pak téma</text:span><text:span text:style-name="T44">, </text:span><text:span text:style-name="T45">a tady je to naopak</text:span><text:span text:style-name="T16">.</text:span></text:p>
      <text:p text:style-name="P13">Také jsi se dotkl faktu, že ta kamera nasnímala mnohem víc hodin, než říkají, že nasnímala. Víme tedy, že</text:p>
      <text:p text:style-name="P13">minimálně jeden člověk v té komisi věděl, že něco je tam špatně. Ale rozhodl se to ignorovat. Ty, Martine, se</text:p>
      <text:p text:style-name="P13">taky rozhoduješ ignorovat spoustu věcí, když se ti nehodí. Taky odmítáš létací talíře s tím, že pro ne musí být</text:p>
      <text:p text:style-name="P13">nějaké jiné vysvětlení, i když už tisíce a tisíce lidí tvrdí, že je viděli. Tenhle chlap pak odmítá</text:p>
      <text:p text:style-name="P13">osmnáctihodinový záznam statického šumu s tím, že to není dostatečný důkaz toho, co říká, a musí pro to</text:p>
      <text:p text:style-name="P13">existovat nějaké vysvětlení. Pevně věřím, že kdyby ses dost zamyslel, nějaké by tě napadlo. Mě už napadlo</text:p>
      <text:p text:style-name="P13">jedno za tu dobu, co jsem psal tu větu. Ale je to tam ze dvou důvodů:</text:p>
      <text:p text:style-name="P13">A) Dává to těm postavám víc nejistoty, takže je (a tudíž tebe) to ještě víc nutí zamyslet se nad tím, v co věříš.</text:p>
      <text:p text:style-name="P13">B) To téma je tak skvěle vymyšlené, že ti zároveň k tomu všemu, o čem jsem v této knize mluvil (a je tam</text:p>
      <text:p text:style-name="P1"><text:span text:style-name="T1">spoustu dalších věcí ohledně tématu, o kterých jsme nemluvili), nabídnou možsnost </text:span><text:span text:style-name="T5">to, že pro boha nemáme</text:span></text:p>
      <text:p text:style-name="P18">důkaz, ještě neznamená, že ten důkaz neexistuje.</text:p>
      <text:p text:style-name="P18"/>
      <text:p text:style-name="P20"><text:span text:style-name="T23">Opět bychom se mohli hádat, jak podle nás měla být ta situace řešena – z mého pohledu je to pořád ten stejný problém – nedostatek informací – tudíž si pak domýšlíme příběh jinak – a to vyúsťuje v odlišný pohled na celý film a odlišné chápání tématu z našich stran – pořád ale netvrdím, že to nemůže být jenom moje chyba.</text:span> <text:span text:style-name="T23">J</text:span><text:span text:style-name="T46">e pravděpodobné že jsem celý film</text:span><text:span text:style-name="T23"> špatně pochopil, </text:span><text:span text:style-name="T46">ale pořád si zatím kladu otázku, jestli by nemohl být zpracovaný jinak a jestli by pak vyhovoval jenom mě, nebo by to tomu filmu nevadilo.</text:span><text:span text:style-name="T20"> </text:span><text:span text:style-name="T46">A když jsme u těch závěrů skoro bych řekl že úplně, ale úplně stejný problém jsem měl s občanskou válkou i s x-menama 2. Nesouhlasím s příběhem – řešili jsme velmi dlouho a pořád se nám nedaří dobrat konce. A ve chvíli kdy mám zásadní problémy s příběhem může být cokoliv jiného sklvělé, jenže ten příběh mi to prostě kazí, protože příběh je to, na co je pro mě nejdůležitější.</text:span></text:p>
      <text:p text:style-name="P18"/>
      <text:p text:style-name="P3">3. Závěrem závěru</text:p>
      <text:p text:style-name="P13">A zde je to, proč se mi ten film tak líbí. To, co udělala Die Hard s příběhem - jak úžasně to do sebe zapadá,</text:p>
      <text:p text:style-name="P13">jak skvěle ti ukazují, kde co je a vysvětlují ti, kdo dělá co z jakých důvodů - to dělá tenhle film také se svou</text:p>
      <text:p text:style-name="P13">základní myšlenkou, respektive se svými základními otázkami. Je to stejně, ne-li lépe promyšlené, proto</text:p>
      <text:p text:style-name="P13">jsem zvažoval to dát i nad to. A čekal jsem, že se ti to bude líbit, protože to do sebe zapadá líp, než Harry</text:p>
      <text:p text:style-name="P13">Potter, jenom ne v příběhu (o tom se budeme bavit, já bych navrhoval, až se spojíme a já budu obhajovat,</text:p>
      <text:p text:style-name="P13">proč není špatný), ale v myšlence. Ona je tak bohatá, tak skvěle zakomponovaná, probraná ze všech</text:p>
      <text:p text:style-name="P13">existujících stran a ukazuje ti názory úplně všech možných skupin, že mě ani ve snu nenapadlo, že by se to</text:p>
      <text:p text:style-name="P13">dalo nepochytit a následně (minimálně člověku, který má právě promyšlenost tak rád) nelíbit.</text:p>
      <text:p text:style-name="P24"/>
      <text:p text:style-name="P43"><text:span text:style-name="T15">Tady sám říkáš to co jsem ti už nabídl, jako řešení mých problémů s tínmhle filmem. Je tu skvělé téma. Já ale vidím </text:span><text:span text:style-name="T17">místo skvělého tématu </text:span><text:span text:style-name="T15">příběh </text:span><text:span text:style-name="T17">se kterým jsem nespokojený a to je jádro celého problému.</text:span></text:p>
      <text:p text:style-name="P40"/>
      <text:p text:style-name="P16">Author: Cyril Šaroch</text:p>
      <text:p text:style-name="P17">Revize: Martin Klvaň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Serif-Italic" svg:font-family="LiberationSerif-Ital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4:34:03.137000000</meta:creation-date>
    <dc:date>2020-02-05T18:53:42.600796216</dc:date>
    <meta:editing-duration>PT1H57M53S</meta:editing-duration>
    <meta:editing-cycles>17</meta:editing-cycles>
    <meta:generator>LibreOffice/6.0.7.3$Linux_X86_64 LibreOffice_project/00m0$Build-3</meta:generator>
    <meta:document-statistic meta:table-count="0" meta:image-count="0" meta:object-count="0" meta:page-count="12" meta:paragraph-count="333" meta:word-count="7078" meta:character-count="39739" meta:non-whitespace-character-count="32974"/>
  </office:meta>
</office:document-meta>
</file>